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細明體" svg:font-family="細明體"/>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transparent" style:repeat-content="false"/>
      <style:paragraph-properties fo:text-align="center"/>
    </style:style>
    <style:style style:name="ce3"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5"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Verdana" style:font-name-asian="Verdana" style:font-name-complex="Verdana" style:font-family-generic="swiss"/>
    </style:style>
    <style:style style:name="ce7" style:family="table-cell" style:parent-style-name="_21315__20998__20301__91_0_93_" style:data-style-name="N33">
      <style:table-cell-properties fo:border="thin solid #000000" style:vertical-align="middle" fo:wrap-option="wrap" fo:background-color="transparent" style:repeat-content="false"/>
      <style:paragraph-properties fo:text-align="end" fo:margin-right="0cm"/>
    </style:style>
    <style:style style:name="ce8" style:family="table-cell" style:parent-style-name="_21315__20998__20301__91_0_93_" style:data-style-name="N33">
      <style:table-cell-properties fo:border-top="thin solid #000000" fo:border-bottom="thin solid #000000" fo:border-left="thin solid #000000" fo:border-right="none" style:vertical-align="middle" fo:wrap-option="wrap" fo:background-color="transparent" style:repeat-content="false"/>
      <style:paragraph-properties fo:text-align="end" fo:margin-right="0cm"/>
    </style:style>
    <style:style style:name="ce9" style:family="table-cell" style:parent-style-name="_21315__20998__20301__91_0_93_" style:data-style-name="N33">
      <style:table-cell-properties fo:border="thin solid #000000"/>
    </style:style>
    <style:style style:name="ce10" style:family="table-cell" style:parent-style-name="_21315__20998__20301__91_0_93_" style:data-style-name="N33">
      <style:table-cell-properties fo:border-top="thin solid #000000" fo:border-bottom="thin solid #000000" fo:border-left="none" fo:border-right="none" style:vertical-align="middle" fo:wrap-option="wrap" fo:background-color="transparent" style:repeat-content="false"/>
      <style:paragraph-properties fo:text-align="end" fo:margin-right="0cm"/>
    </style:style>
    <style:style style:name="ce11" style:family="table-cell" style:parent-style-name="Default" style:data-style-name="N3">
      <style:table-cell-properties fo:border="thin solid #000000" style:vertical-align="top" fo:wrap-option="wrap" style:repeat-content="false"/>
      <style:paragraph-properties fo:text-align="end" fo:margin-right="0cm"/>
    </style:style>
    <style:style style:name="ce12" style:family="table-cell" style:parent-style-name="_21315__20998__20301__91_0_93_" style:data-style-name="N33">
      <style:table-cell-properties fo:border-top="none" fo:border-bottom="none" fo:border-left="thin solid #000000" fo:border-right="none" style:vertical-align="middle" fo:wrap-option="wrap" fo:background-color="transparent" style:repeat-content="false"/>
      <style:paragraph-properties fo:text-align="end" fo:margin-right="0cm"/>
    </style:style>
    <style:style style:name="ce13" style:family="table-cell" style:parent-style-name="_21315__20998__20301__91_0_93_" style:data-style-name="N33">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style>
    <style:style style:name="ce14" style:family="table-cell" style:parent-style-name="Default" style:data-style-name="N0">
      <style:table-cell-properties fo:border="thin solid #000000" style:vertical-align="top" fo:wrap-option="wrap" fo:background-color="transparent"/>
      <style:text-properties style:font-name="細明體" style:font-name-asian="細明體" style:font-name-complex="細明體" style:font-family-generic="modern"/>
    </style:style>
    <style:style style:name="ce15" style:family="table-cell" style:parent-style-name="Default" style:data-style-name="N0">
      <style:table-cell-properties fo:border-top="thin solid #000000" fo:border-bottom="none" fo:border-left="thin solid #000000" fo:border-right="none" style:vertical-align="middle" fo:wrap-option="wrap" fo:background-color="transparent" style:repeat-content="false"/>
      <style:paragraph-properties fo:text-align="start" fo:margin-left="0cm"/>
      <style:text-properties style:font-name="Verdana" style:font-name-asian="Verdana" style:font-name-complex="Verdana" style:font-family-generic="swiss"/>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use-optimal-column-width="true"/>
    </style:style>
    <style:style style:name="co2" style:family="table-column">
      <style:table-column-properties fo:break-before="auto" style:column-width="1.64041666666667cm" style:use-optimal-column-width="true"/>
    </style:style>
    <style:style style:name="co3" style:family="table-column">
      <style:table-column-properties fo:break-before="auto" style:column-width="2.01083333333333cm" style:use-optimal-column-width="true"/>
    </style:style>
    <style:style style:name="co4" style:family="table-column">
      <style:table-column-properties fo:break-before="auto" style:column-width="3.06916666666667cm" style:use-optimal-column-width="true"/>
    </style:style>
    <style:style style:name="co5" style:family="table-column">
      <style:table-column-properties fo:break-before="auto" style:column-width="3.175cm" style:use-optimal-column-width="true"/>
    </style:style>
    <style:style style:name="co6" style:family="table-column">
      <style:table-column-properties fo:break-before="auto" style:column-width="2.72520833333333cm" style:use-optimal-column-width="true"/>
    </style:style>
    <style:style style:name="co7" style:family="table-column">
      <style:table-column-properties fo:break-before="auto" style:column-width="2.54cm"/>
    </style:style>
    <style:style style:name="co8" style:family="table-column">
      <style:table-column-properties fo:break-before="auto" style:column-width="2.27541666666667cm" style:use-optimal-column-width="true"/>
    </style:style>
    <style:style style:name="ro1" style:family="table-row">
      <style:table-row-properties style:row-height="17pt" style:use-optimal-row-height="true" fo:break-before="auto"/>
    </style:style>
    <style:style style:name="ro2" style:family="table-row">
      <style:table-row-properties style:row-height="34pt" style:use-optimal-row-height="true" fo:break-before="auto"/>
    </style:style>
    <style:style style:name="ro3" style:family="table-row">
      <style:table-row-properties style:row-height="1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1月"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7" table:number-columns-repeated="16377" table:default-cell-style-name="ce1"/>
        <table:table-row table:style-name="ro1">
          <table:table-cell office:value-type="string" table:number-columns-spanned="7" table:number-rows-spanned="1" table:style-name="ce2">
            <text:p>臺北市   103 年 1 月  各行政區人口數、戶數統計表</text:p>
          </table:table-cell>
          <table:covered-table-cell table:number-columns-repeated="6"/>
          <table:table-cell table:number-columns-repeated="16377"/>
        </table:table-row>
        <table:table-row table:style-name="ro1">
          <table:table-cell office:value-type="string" table:number-columns-spanned="1" table:number-rows-spanned="2" table:style-name="ce3">
            <text:p>區別</text:p>
          </table:table-cell>
          <table:table-cell office:value-type="string" table:number-columns-spanned="1" table:number-rows-spanned="2" table:style-name="ce3">
            <text:p>里數</text:p>
          </table:table-cell>
          <table:table-cell office:value-type="string" table:number-columns-spanned="1" table:number-rows-spanned="2" table:style-name="ce3">
            <text:p>鄰數</text:p>
          </table: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7"/>
        </table:table-row>
        <table:table-row table:style-name="ro1">
          <table:covered-table-cell/>
          <table:covered-table-cell/>
          <table:covered-table-cell/>
          <table:covered-table-cell/>
          <table:table-cell office:value-type="string" table:style-name="ce4">
            <text:p>男</text:p>
          </table:table-cell>
          <table:table-cell office:value-type="string" table:style-name="ce5">
            <text:p>女</text:p>
          </table:table-cell>
          <table:table-cell office:value-type="string" table:style-name="ce4">
            <text:p>合計</text:p>
          </table:table-cell>
          <table:table-cell table:number-columns-repeated="16377"/>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9574" table:style-name="ce7">
            <text:p><text:s/>9,574<text:s/></text:p>
          </table:table-cell>
          <table:table-cell office:value-type="float" office:value="1027004" table:style-name="ce8">
            <text:p><text:s/>1,027,004<text:s/></text:p>
          </table:table-cell>
          <table:table-cell office:value-type="float" office:value="1290558" table:style-name="ce9">
            <text:p><text:s/>1,290,558<text:s/></text:p>
          </table:table-cell>
          <table:table-cell office:value-type="float" office:value="1397582" table:style-name="ce10">
            <text:p><text:s/>1,397,582<text:s/></text:p>
          </table:table-cell>
          <table:table-cell office:value-type="float" office:value="2688140" table:style-name="ce11">
            <text:p>2,688,140</text:p>
          </table:table-cell>
          <table:table-cell table:number-columns-repeated="16377"/>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9797" table:style-name="ce8">
            <text:p><text:s/>79,797<text:s/></text:p>
          </table:table-cell>
          <table:table-cell office:value-type="float" office:value="99512" table:style-name="ce9">
            <text:p><text:s/>99,512<text:s/></text:p>
          </table:table-cell>
          <table:table-cell office:value-type="float" office:value="110899" table:style-name="ce10">
            <text:p><text:s/>110,899<text:s/></text:p>
          </table:table-cell>
          <table:table-cell office:value-type="float" office:value="210411" table:style-name="ce11">
            <text:p>210,411</text:p>
          </table:table-cell>
          <table:table-cell table:number-columns-repeated="16377"/>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914" table:style-name="ce7">
            <text:p><text:s/>914<text:s/></text:p>
          </table:table-cell>
          <table:table-cell office:value-type="float" office:value="88435" table:style-name="ce8">
            <text:p><text:s/>88,435<text:s/></text:p>
          </table:table-cell>
          <table:table-cell office:value-type="float" office:value="109727" table:style-name="ce9">
            <text:p><text:s/>109,727<text:s/></text:p>
          </table:table-cell>
          <table:table-cell office:value-type="float" office:value="118894" table:style-name="ce10">
            <text:p><text:s/>118,894<text:s/></text:p>
          </table:table-cell>
          <table:table-cell office:value-type="float" office:value="228621" table:style-name="ce11">
            <text:p>228,621</text:p>
          </table:table-cell>
          <table:table-cell table:number-columns-repeated="16377"/>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1029" table:style-name="ce7">
            <text:p><text:s/>1,029<text:s/></text:p>
          </table:table-cell>
          <table:table-cell office:value-type="float" office:value="119437" table:style-name="ce8">
            <text:p><text:s/>119,437<text:s/></text:p>
          </table:table-cell>
          <table:table-cell office:value-type="float" office:value="146907" table:style-name="ce9">
            <text:p><text:s/>146,907<text:s/></text:p>
          </table:table-cell>
          <table:table-cell office:value-type="float" office:value="166554" table:style-name="ce10">
            <text:p><text:s/>166,554<text:s/></text:p>
          </table:table-cell>
          <table:table-cell office:value-type="float" office:value="313461" table:style-name="ce11">
            <text:p>313,461</text:p>
          </table:table-cell>
          <table:table-cell table:number-columns-repeated="16377"/>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872" table:style-name="ce7">
            <text:p><text:s/>872<text:s/></text:p>
          </table:table-cell>
          <table:table-cell office:value-type="float" office:value="97352" table:style-name="ce8">
            <text:p><text:s/>97,352<text:s/></text:p>
          </table:table-cell>
          <table:table-cell office:value-type="float" office:value="107081" table:style-name="ce9">
            <text:p><text:s/>107,081<text:s/></text:p>
          </table:table-cell>
          <table:table-cell office:value-type="float" office:value="121845" table:style-name="ce10">
            <text:p><text:s/>121,845<text:s/></text:p>
          </table:table-cell>
          <table:table-cell office:value-type="float" office:value="228926" table:style-name="ce11">
            <text:p>228,926</text:p>
          </table:table-cell>
          <table:table-cell table:number-columns-repeated="16377"/>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584" table:style-name="ce7">
            <text:p><text:s/>584<text:s/></text:p>
          </table:table-cell>
          <table:table-cell office:value-type="float" office:value="64607" table:style-name="ce8">
            <text:p><text:s/>64,607<text:s/></text:p>
          </table:table-cell>
          <table:table-cell office:value-type="float" office:value="78235" table:style-name="ce9">
            <text:p><text:s/>78,235<text:s/></text:p>
          </table:table-cell>
          <table:table-cell office:value-type="float" office:value="85000" table:style-name="ce10">
            <text:p><text:s/>85,000<text:s/></text:p>
          </table:table-cell>
          <table:table-cell office:value-type="float" office:value="163235" table:style-name="ce11">
            <text:p>163,235</text:p>
          </table:table-cell>
          <table:table-cell table:number-columns-repeated="16377"/>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0580" table:style-name="ce8">
            <text:p><text:s/>50,580<text:s/></text:p>
          </table:table-cell>
          <table:table-cell office:value-type="float" office:value="63632" table:style-name="ce9">
            <text:p><text:s/>63,632<text:s/></text:p>
          </table:table-cell>
          <table:table-cell office:value-type="float" office:value="66317" table:style-name="ce10">
            <text:p><text:s/>66,317<text:s/></text:p>
          </table:table-cell>
          <table:table-cell office:value-type="float" office:value="129949" table:style-name="ce11">
            <text:p>129,949</text:p>
          </table:table-cell>
          <table:table-cell table:number-columns-repeated="16377"/>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7223" table:style-name="ce8">
            <text:p><text:s/>77,223<text:s/></text:p>
          </table:table-cell>
          <table:table-cell office:value-type="float" office:value="95795" table:style-name="ce9">
            <text:p><text:s/>95,795<text:s/></text:p>
          </table:table-cell>
          <table:table-cell office:value-type="float" office:value="97663" table:style-name="ce10">
            <text:p><text:s/>97,663<text:s/></text:p>
          </table:table-cell>
          <table:table-cell office:value-type="float" office:value="193458" table:style-name="ce11">
            <text:p>193,458</text:p>
          </table:table-cell>
          <table:table-cell table:number-columns-repeated="16377"/>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101965" table:style-name="ce12">
            <text:p><text:s/>101,965<text:s/></text:p>
          </table:table-cell>
          <table:table-cell office:value-type="float" office:value="130961" table:style-name="ce9">
            <text:p><text:s/>130,961<text:s/></text:p>
          </table:table-cell>
          <table:table-cell office:value-type="float" office:value="140594" table:style-name="ce10">
            <text:p><text:s/>140,594<text:s/></text:p>
          </table:table-cell>
          <table:table-cell office:value-type="float" office:value="271555" table:style-name="ce11">
            <text:p>271,555</text:p>
          </table:table-cell>
          <table:table-cell table:number-columns-repeated="16377"/>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5109" table:style-name="ce8">
            <text:p><text:s/>45,109<text:s/></text:p>
          </table:table-cell>
          <table:table-cell office:value-type="float" office:value="58697" table:style-name="ce13">
            <text:p><text:s/>58,697<text:s/></text:p>
          </table:table-cell>
          <table:table-cell office:value-type="float" office:value="61258" table:style-name="ce8">
            <text:p><text:s/>61,258<text:s/></text:p>
          </table:table-cell>
          <table:table-cell office:value-type="float" office:value="119955" table:style-name="ce11">
            <text:p>119,955</text:p>
          </table:table-cell>
          <table:table-cell table:number-columns-repeated="16377"/>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909" table:style-name="ce7">
            <text:p><text:s/>909<text:s/></text:p>
          </table:table-cell>
          <table:table-cell office:value-type="float" office:value="103858" table:style-name="ce7">
            <text:p><text:s/>103,858<text:s/></text:p>
          </table:table-cell>
          <table:table-cell office:value-type="float" office:value="135803" table:style-name="ce7">
            <text:p><text:s/>135,803<text:s/></text:p>
          </table:table-cell>
          <table:table-cell office:value-type="float" office:value="147282" table:style-name="ce8">
            <text:p><text:s/>147,282<text:s/></text:p>
          </table:table-cell>
          <table:table-cell office:value-type="float" office:value="283085" table:style-name="ce11">
            <text:p>283,085</text:p>
          </table:table-cell>
          <table:table-cell table:number-columns-repeated="16377"/>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104779" table:style-name="ce7">
            <text:p><text:s/>104,779<text:s/></text:p>
          </table:table-cell>
          <table:table-cell office:value-type="float" office:value="140457" table:style-name="ce7">
            <text:p><text:s/>140,457<text:s/></text:p>
          </table:table-cell>
          <table:table-cell office:value-type="float" office:value="149441" table:style-name="ce8">
            <text:p><text:s/>149,441<text:s/></text:p>
          </table:table-cell>
          <table:table-cell office:value-type="float" office:value="289898" table:style-name="ce11">
            <text:p>289,898</text:p>
          </table:table-cell>
          <table:table-cell table:number-columns-repeated="16377"/>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93862" table:style-name="ce7">
            <text:p><text:s/>93,862<text:s/></text:p>
          </table:table-cell>
          <table:table-cell office:value-type="float" office:value="123751" table:style-name="ce7">
            <text:p><text:s/>123,751<text:s/></text:p>
          </table:table-cell>
          <table:table-cell office:value-type="float" office:value="131835" table:style-name="ce8">
            <text:p><text:s/>131,835<text:s/></text:p>
          </table:table-cell>
          <table:table-cell office:value-type="float" office:value="255586" table:style-name="ce11">
            <text:p>255,586</text:p>
          </table:table-cell>
          <table:table-cell table:number-columns-repeated="16377"/>
        </table:table-row>
        <table:table-row table:number-rows-repeated="1048560" table:style-name="ro1">
          <table:table-cell table:number-columns-repeated="16384"/>
        </table:table-row>
      </table:table>
      <table:table table:name="2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 2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4" table:style-name="ce7">
            <text:p><text:s/>9,564<text:s/></text:p>
          </table:table-cell>
          <table:table-cell office:value-type="float" office:value="9547" table:style-name="ce7">
            <text:p><text:s/>9,547<text:s/></text:p>
          </table:table-cell>
          <table:table-cell office:value-type="float" office:value="1027238" table:style-name="ce7">
            <text:p><text:s/>1,027,238<text:s/></text:p>
          </table:table-cell>
          <table:table-cell office:value-type="float" office:value="2689327" table:style-name="ce11">
            <text:p>2,689,327</text:p>
          </table:table-cell>
          <table:table-cell office:value-type="float" office:value="1291019" table:style-name="ce7">
            <text:p><text:s/>1,291,019<text:s/></text:p>
          </table:table-cell>
          <table:table-cell office:value-type="float" office:value="1398308" table:style-name="ce7">
            <text:p><text:s/>1,398,308<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79801" table:style-name="ce7">
            <text:p><text:s/>79,801<text:s/></text:p>
          </table:table-cell>
          <table:table-cell office:value-type="float" office:value="210539" table:style-name="ce11">
            <text:p>210,539</text:p>
          </table:table-cell>
          <table:table-cell office:value-type="float" office:value="99566" table:style-name="ce7">
            <text:p><text:s/>99,566<text:s/></text:p>
          </table:table-cell>
          <table:table-cell office:value-type="float" office:value="110973" table:style-name="ce7">
            <text:p><text:s/>110,973<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9" table:style-name="ce7">
            <text:p><text:s/>909<text:s/></text:p>
          </table:table-cell>
          <table:table-cell office:value-type="float" office:value="88426" table:style-name="ce7">
            <text:p><text:s/>88,426<text:s/></text:p>
          </table:table-cell>
          <table:table-cell office:value-type="float" office:value="228642" table:style-name="ce9">
            <text:p><text:s/>228,642<text:s/></text:p>
          </table:table-cell>
          <table:table-cell office:value-type="float" office:value="109743" table:style-name="ce7">
            <text:p><text:s/>109,743<text:s/></text:p>
          </table:table-cell>
          <table:table-cell office:value-type="float" office:value="118899" table:style-name="ce11">
            <text:p>118,899</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8" table:style-name="ce7">
            <text:p><text:s/>1,028<text:s/></text:p>
          </table:table-cell>
          <table:table-cell office:value-type="float" office:value="1028" table:style-name="ce7">
            <text:p><text:s/>1,028<text:s/></text:p>
          </table:table-cell>
          <table:table-cell office:value-type="float" office:value="119450" table:style-name="ce7">
            <text:p><text:s/>119,450<text:s/></text:p>
          </table:table-cell>
          <table:table-cell office:value-type="float" office:value="313613" table:style-name="ce9">
            <text:p><text:s/>313,613<text:s/></text:p>
          </table:table-cell>
          <table:table-cell office:value-type="float" office:value="146979" table:style-name="ce7">
            <text:p><text:s/>146,979<text:s/></text:p>
          </table:table-cell>
          <table:table-cell office:value-type="float" office:value="166634" table:style-name="ce11">
            <text:p>166,634</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7297" table:style-name="ce7">
            <text:p><text:s/>97,297<text:s/></text:p>
          </table:table-cell>
          <table:table-cell office:value-type="float" office:value="229026" table:style-name="ce9">
            <text:p><text:s/>229,026<text:s/></text:p>
          </table:table-cell>
          <table:table-cell office:value-type="float" office:value="107077" table:style-name="ce7">
            <text:p><text:s/>107,077<text:s/></text:p>
          </table:table-cell>
          <table:table-cell office:value-type="float" office:value="121949" table:style-name="ce11">
            <text:p>121,949</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4665" table:style-name="ce7">
            <text:p><text:s/>64,665<text:s/></text:p>
          </table:table-cell>
          <table:table-cell office:value-type="float" office:value="163391" table:style-name="ce9">
            <text:p><text:s/>163,391<text:s/></text:p>
          </table:table-cell>
          <table:table-cell office:value-type="float" office:value="78302" table:style-name="ce7">
            <text:p><text:s/>78,302<text:s/></text:p>
          </table:table-cell>
          <table:table-cell office:value-type="float" office:value="85089" table:style-name="ce11">
            <text:p>85,089</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0584" table:style-name="ce7">
            <text:p><text:s/>50,584<text:s/></text:p>
          </table:table-cell>
          <table:table-cell office:value-type="float" office:value="130026" table:style-name="ce9">
            <text:p><text:s/>130,026<text:s/></text:p>
          </table:table-cell>
          <table:table-cell office:value-type="float" office:value="63676" table:style-name="ce7">
            <text:p><text:s/>63,676<text:s/></text:p>
          </table:table-cell>
          <table:table-cell office:value-type="float" office:value="66350" table:style-name="ce11">
            <text:p>66,350</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0" table:style-name="ce7">
            <text:p><text:s/>720<text:s/></text:p>
          </table:table-cell>
          <table:table-cell office:value-type="float" office:value="77245" table:style-name="ce7">
            <text:p><text:s/>77,245<text:s/></text:p>
          </table:table-cell>
          <table:table-cell office:value-type="float" office:value="193430" table:style-name="ce9">
            <text:p><text:s/>193,430<text:s/></text:p>
          </table:table-cell>
          <table:table-cell office:value-type="float" office:value="95767" table:style-name="ce7">
            <text:p><text:s/>95,767<text:s/></text:p>
          </table:table-cell>
          <table:table-cell office:value-type="float" office:value="97663" table:style-name="ce11">
            <text:p>97,663</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1970" table:style-name="ce7">
            <text:p><text:s/>101,970<text:s/></text:p>
          </table:table-cell>
          <table:table-cell office:value-type="float" office:value="271711" table:style-name="ce9">
            <text:p><text:s/>271,711<text:s/></text:p>
          </table:table-cell>
          <table:table-cell office:value-type="float" office:value="131029" table:style-name="ce7">
            <text:p><text:s/>131,029<text:s/></text:p>
          </table:table-cell>
          <table:table-cell office:value-type="float" office:value="140682" table:style-name="ce11">
            <text:p>140,682</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105" table:style-name="ce7">
            <text:p><text:s/>45,105<text:s/></text:p>
          </table:table-cell>
          <table:table-cell office:value-type="float" office:value="119981" table:style-name="ce7">
            <text:p><text:s/>119,981<text:s/></text:p>
          </table:table-cell>
          <table:table-cell office:value-type="float" office:value="58695" table:style-name="ce7">
            <text:p><text:s/>58,695<text:s/></text:p>
          </table:table-cell>
          <table:table-cell office:value-type="float" office:value="61286" table:style-name="ce11">
            <text:p>61,286</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5" table:style-name="ce7">
            <text:p><text:s/>905<text:s/></text:p>
          </table:table-cell>
          <table:table-cell office:value-type="float" office:value="103951" table:style-name="ce7">
            <text:p><text:s/>103,951<text:s/></text:p>
          </table:table-cell>
          <table:table-cell office:value-type="float" office:value="283295" table:style-name="ce7">
            <text:p><text:s/>283,295<text:s/></text:p>
          </table:table-cell>
          <table:table-cell office:value-type="float" office:value="135894" table:style-name="ce7">
            <text:p><text:s/>135,894<text:s/></text:p>
          </table:table-cell>
          <table:table-cell office:value-type="float" office:value="147401" table:style-name="ce11">
            <text:p>147,401</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7" table:style-name="ce7">
            <text:p><text:s/>987<text:s/></text:p>
          </table:table-cell>
          <table:table-cell office:value-type="float" office:value="104833" table:style-name="ce7">
            <text:p><text:s/>104,833<text:s/></text:p>
          </table:table-cell>
          <table:table-cell office:value-type="float" office:value="289966" table:style-name="ce7">
            <text:p><text:s/>289,966<text:s/></text:p>
          </table:table-cell>
          <table:table-cell office:value-type="float" office:value="140472" table:style-name="ce7">
            <text:p><text:s/>140,472<text:s/></text:p>
          </table:table-cell>
          <table:table-cell office:value-type="float" office:value="149494" table:style-name="ce11">
            <text:p>149,494</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5" table:style-name="ce7">
            <text:p><text:s/>825<text:s/></text:p>
          </table:table-cell>
          <table:table-cell office:value-type="float" office:value="93911" table:style-name="ce7">
            <text:p><text:s/>93,911<text:s/></text:p>
          </table:table-cell>
          <table:table-cell office:value-type="float" office:value="255707" table:style-name="ce7">
            <text:p><text:s/>255,707<text:s/></text:p>
          </table:table-cell>
          <table:table-cell office:value-type="float" office:value="123819" table:style-name="ce7">
            <text:p><text:s/>123,819<text:s/></text:p>
          </table:table-cell>
          <table:table-cell office:value-type="float" office:value="131888" table:style-name="ce11">
            <text:p>131,888</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3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3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4" table:style-name="ce7">
            <text:p><text:s/>9,564<text:s/></text:p>
          </table:table-cell>
          <table:table-cell office:value-type="float" office:value="9547" table:style-name="ce7">
            <text:p><text:s/>9,547<text:s/></text:p>
          </table:table-cell>
          <table:table-cell office:value-type="float" office:value="1027984" table:style-name="ce7">
            <text:p><text:s/>1,027,984<text:s/></text:p>
          </table:table-cell>
          <table:table-cell office:value-type="float" office:value="2690232" table:style-name="ce11">
            <text:p>2,690,232</text:p>
          </table:table-cell>
          <table:table-cell office:value-type="float" office:value="1291306" table:style-name="ce7">
            <text:p><text:s/>1,291,306<text:s/></text:p>
          </table:table-cell>
          <table:table-cell office:value-type="float" office:value="1398926" table:style-name="ce7">
            <text:p><text:s/>1,398,926<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79838" table:style-name="ce7">
            <text:p><text:s/>79,838<text:s/></text:p>
          </table:table-cell>
          <table:table-cell office:value-type="float" office:value="210578" table:style-name="ce11">
            <text:p>210,578</text:p>
          </table:table-cell>
          <table:table-cell office:value-type="float" office:value="99554" table:style-name="ce7">
            <text:p><text:s/>99,554<text:s/></text:p>
          </table:table-cell>
          <table:table-cell office:value-type="float" office:value="111024" table:style-name="ce7">
            <text:p><text:s/>111,024<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9" table:style-name="ce7">
            <text:p><text:s/>909<text:s/></text:p>
          </table:table-cell>
          <table:table-cell office:value-type="float" office:value="88485" table:style-name="ce7">
            <text:p><text:s/>88,485<text:s/></text:p>
          </table:table-cell>
          <table:table-cell office:value-type="float" office:value="228662" table:style-name="ce9">
            <text:p><text:s/>228,662<text:s/></text:p>
          </table:table-cell>
          <table:table-cell office:value-type="float" office:value="109731" table:style-name="ce7">
            <text:p><text:s/>109,731<text:s/></text:p>
          </table:table-cell>
          <table:table-cell office:value-type="float" office:value="118931" table:style-name="ce11">
            <text:p>118,931</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8" table:style-name="ce7">
            <text:p><text:s/>1,028<text:s/></text:p>
          </table:table-cell>
          <table:table-cell office:value-type="float" office:value="1028" table:style-name="ce7">
            <text:p><text:s/>1,028<text:s/></text:p>
          </table:table-cell>
          <table:table-cell office:value-type="float" office:value="119491" table:style-name="ce7">
            <text:p><text:s/>119,491<text:s/></text:p>
          </table:table-cell>
          <table:table-cell office:value-type="float" office:value="313687" table:style-name="ce9">
            <text:p><text:s/>313,687<text:s/></text:p>
          </table:table-cell>
          <table:table-cell office:value-type="float" office:value="147037" table:style-name="ce7">
            <text:p><text:s/>147,037<text:s/></text:p>
          </table:table-cell>
          <table:table-cell office:value-type="float" office:value="166650" table:style-name="ce11">
            <text:p>166,650</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7290" table:style-name="ce7">
            <text:p><text:s/>97,290<text:s/></text:p>
          </table:table-cell>
          <table:table-cell office:value-type="float" office:value="228947" table:style-name="ce9">
            <text:p><text:s/>228,947<text:s/></text:p>
          </table:table-cell>
          <table:table-cell office:value-type="float" office:value="107016" table:style-name="ce7">
            <text:p><text:s/>107,016<text:s/></text:p>
          </table:table-cell>
          <table:table-cell office:value-type="float" office:value="121931" table:style-name="ce11">
            <text:p>121,931</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4692" table:style-name="ce7">
            <text:p><text:s/>64,692<text:s/></text:p>
          </table:table-cell>
          <table:table-cell office:value-type="float" office:value="163457" table:style-name="ce9">
            <text:p><text:s/>163,457<text:s/></text:p>
          </table:table-cell>
          <table:table-cell office:value-type="float" office:value="78319" table:style-name="ce7">
            <text:p><text:s/>78,319<text:s/></text:p>
          </table:table-cell>
          <table:table-cell office:value-type="float" office:value="85138" table:style-name="ce11">
            <text:p>85,138</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0657" table:style-name="ce7">
            <text:p><text:s/>50,657<text:s/></text:p>
          </table:table-cell>
          <table:table-cell office:value-type="float" office:value="130149" table:style-name="ce9">
            <text:p><text:s/>130,149<text:s/></text:p>
          </table:table-cell>
          <table:table-cell office:value-type="float" office:value="63747" table:style-name="ce7">
            <text:p><text:s/>63,747<text:s/></text:p>
          </table:table-cell>
          <table:table-cell office:value-type="float" office:value="66402" table:style-name="ce11">
            <text:p>66,402</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0" table:style-name="ce7">
            <text:p><text:s/>720<text:s/></text:p>
          </table:table-cell>
          <table:table-cell office:value-type="float" office:value="77291" table:style-name="ce7">
            <text:p><text:s/>77,291<text:s/></text:p>
          </table:table-cell>
          <table:table-cell office:value-type="float" office:value="193416" table:style-name="ce9">
            <text:p><text:s/>193,416<text:s/></text:p>
          </table:table-cell>
          <table:table-cell office:value-type="float" office:value="95747" table:style-name="ce7">
            <text:p><text:s/>95,747<text:s/></text:p>
          </table:table-cell>
          <table:table-cell office:value-type="float" office:value="97669" table:style-name="ce11">
            <text:p>97,669</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2059" table:style-name="ce7">
            <text:p><text:s/>102,059<text:s/></text:p>
          </table:table-cell>
          <table:table-cell office:value-type="float" office:value="271876" table:style-name="ce9">
            <text:p><text:s/>271,876<text:s/></text:p>
          </table:table-cell>
          <table:table-cell office:value-type="float" office:value="131106" table:style-name="ce7">
            <text:p><text:s/>131,106<text:s/></text:p>
          </table:table-cell>
          <table:table-cell office:value-type="float" office:value="140770" table:style-name="ce11">
            <text:p>140,770</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152" table:style-name="ce7">
            <text:p><text:s/>45,152<text:s/></text:p>
          </table:table-cell>
          <table:table-cell office:value-type="float" office:value="120076" table:style-name="ce7">
            <text:p><text:s/>120,076<text:s/></text:p>
          </table:table-cell>
          <table:table-cell office:value-type="float" office:value="58727" table:style-name="ce7">
            <text:p><text:s/>58,727<text:s/></text:p>
          </table:table-cell>
          <table:table-cell office:value-type="float" office:value="61349" table:style-name="ce11">
            <text:p>61,349</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5" table:style-name="ce7">
            <text:p><text:s/>905<text:s/></text:p>
          </table:table-cell>
          <table:table-cell office:value-type="float" office:value="104110" table:style-name="ce7">
            <text:p><text:s/>104,110<text:s/></text:p>
          </table:table-cell>
          <table:table-cell office:value-type="float" office:value="283510" table:style-name="ce7">
            <text:p><text:s/>283,510<text:s/></text:p>
          </table:table-cell>
          <table:table-cell office:value-type="float" office:value="135991" table:style-name="ce7">
            <text:p><text:s/>135,991<text:s/></text:p>
          </table:table-cell>
          <table:table-cell office:value-type="float" office:value="147519" table:style-name="ce11">
            <text:p>147,519</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7" table:style-name="ce7">
            <text:p><text:s/>987<text:s/></text:p>
          </table:table-cell>
          <table:table-cell office:value-type="float" office:value="104888" table:style-name="ce7">
            <text:p><text:s/>104,888<text:s/></text:p>
          </table:table-cell>
          <table:table-cell office:value-type="float" office:value="289932" table:style-name="ce7">
            <text:p><text:s/>289,932<text:s/></text:p>
          </table:table-cell>
          <table:table-cell office:value-type="float" office:value="140424" table:style-name="ce7">
            <text:p><text:s/>140,424<text:s/></text:p>
          </table:table-cell>
          <table:table-cell office:value-type="float" office:value="149508" table:style-name="ce11">
            <text:p>149,508</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5" table:style-name="ce7">
            <text:p><text:s/>825<text:s/></text:p>
          </table:table-cell>
          <table:table-cell office:value-type="float" office:value="94031" table:style-name="ce7">
            <text:p><text:s/>94,031<text:s/></text:p>
          </table:table-cell>
          <table:table-cell office:value-type="float" office:value="255942" table:style-name="ce7">
            <text:p><text:s/>255,942<text:s/></text:p>
          </table:table-cell>
          <table:table-cell office:value-type="float" office:value="123907" table:style-name="ce7">
            <text:p><text:s/>123,907<text:s/></text:p>
          </table:table-cell>
          <table:table-cell office:value-type="float" office:value="132035" table:style-name="ce11">
            <text:p>132,035</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4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4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3" table:style-name="ce7">
            <text:p><text:s/>9,563<text:s/></text:p>
          </table:table-cell>
          <table:table-cell office:value-type="float" office:value="9547" table:style-name="ce7">
            <text:p><text:s/>9,547<text:s/></text:p>
          </table:table-cell>
          <table:table-cell office:value-type="float" office:value="1028991" table:style-name="ce7">
            <text:p><text:s/>1,028,991<text:s/></text:p>
          </table:table-cell>
          <table:table-cell office:value-type="float" office:value="2691331" table:style-name="ce11">
            <text:p>2,691,331</text:p>
          </table:table-cell>
          <table:table-cell office:value-type="float" office:value="1291738" table:style-name="ce7">
            <text:p><text:s/>1,291,738<text:s/></text:p>
          </table:table-cell>
          <table:table-cell office:value-type="float" office:value="1399593" table:style-name="ce7">
            <text:p><text:s/>1,399,593<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79885" table:style-name="ce7">
            <text:p><text:s/>79,885<text:s/></text:p>
          </table:table-cell>
          <table:table-cell office:value-type="float" office:value="210554" table:style-name="ce11">
            <text:p>210,554</text:p>
          </table:table-cell>
          <table:table-cell office:value-type="float" office:value="99531" table:style-name="ce7">
            <text:p><text:s/>99,531<text:s/></text:p>
          </table:table-cell>
          <table:table-cell office:value-type="float" office:value="111023" table:style-name="ce7">
            <text:p><text:s/>111,023<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9" table:style-name="ce7">
            <text:p><text:s/>909<text:s/></text:p>
          </table:table-cell>
          <table:table-cell office:value-type="float" office:value="88498" table:style-name="ce7">
            <text:p><text:s/>88,498<text:s/></text:p>
          </table:table-cell>
          <table:table-cell office:value-type="float" office:value="228733" table:style-name="ce9">
            <text:p><text:s/>228,733<text:s/></text:p>
          </table:table-cell>
          <table:table-cell office:value-type="float" office:value="109749" table:style-name="ce7">
            <text:p><text:s/>109,749<text:s/></text:p>
          </table:table-cell>
          <table:table-cell office:value-type="float" office:value="118984" table:style-name="ce11">
            <text:p>118,984</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7" table:style-name="ce7">
            <text:p><text:s/>1,027<text:s/></text:p>
          </table:table-cell>
          <table:table-cell office:value-type="float" office:value="1027" table:style-name="ce7">
            <text:p><text:s/>1,027<text:s/></text:p>
          </table:table-cell>
          <table:table-cell office:value-type="float" office:value="119563" table:style-name="ce7">
            <text:p><text:s/>119,563<text:s/></text:p>
          </table:table-cell>
          <table:table-cell office:value-type="float" office:value="313690" table:style-name="ce9">
            <text:p><text:s/>313,690<text:s/></text:p>
          </table:table-cell>
          <table:table-cell office:value-type="float" office:value="147063" table:style-name="ce7">
            <text:p><text:s/>147,063<text:s/></text:p>
          </table:table-cell>
          <table:table-cell office:value-type="float" office:value="166627" table:style-name="ce11">
            <text:p>166,627</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7393" table:style-name="ce7">
            <text:p><text:s/>97,393<text:s/></text:p>
          </table:table-cell>
          <table:table-cell office:value-type="float" office:value="229075" table:style-name="ce9">
            <text:p><text:s/>229,075<text:s/></text:p>
          </table:table-cell>
          <table:table-cell office:value-type="float" office:value="107052" table:style-name="ce7">
            <text:p><text:s/>107,052<text:s/></text:p>
          </table:table-cell>
          <table:table-cell office:value-type="float" office:value="122023" table:style-name="ce11">
            <text:p>122,023</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4737" table:style-name="ce7">
            <text:p><text:s/>64,737<text:s/></text:p>
          </table:table-cell>
          <table:table-cell office:value-type="float" office:value="163578" table:style-name="ce9">
            <text:p><text:s/>163,578<text:s/></text:p>
          </table:table-cell>
          <table:table-cell office:value-type="float" office:value="78371" table:style-name="ce7">
            <text:p><text:s/>78,371<text:s/></text:p>
          </table:table-cell>
          <table:table-cell office:value-type="float" office:value="85207" table:style-name="ce11">
            <text:p>85,207</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0737" table:style-name="ce7">
            <text:p><text:s/>50,737<text:s/></text:p>
          </table:table-cell>
          <table:table-cell office:value-type="float" office:value="130236" table:style-name="ce9">
            <text:p><text:s/>130,236<text:s/></text:p>
          </table:table-cell>
          <table:table-cell office:value-type="float" office:value="63771" table:style-name="ce7">
            <text:p><text:s/>63,771<text:s/></text:p>
          </table:table-cell>
          <table:table-cell office:value-type="float" office:value="66465" table:style-name="ce11">
            <text:p>66,465</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0" table:style-name="ce7">
            <text:p><text:s/>720<text:s/></text:p>
          </table:table-cell>
          <table:table-cell office:value-type="float" office:value="77380" table:style-name="ce7">
            <text:p><text:s/>77,380<text:s/></text:p>
          </table:table-cell>
          <table:table-cell office:value-type="float" office:value="193427" table:style-name="ce9">
            <text:p><text:s/>193,427<text:s/></text:p>
          </table:table-cell>
          <table:table-cell office:value-type="float" office:value="95738" table:style-name="ce7">
            <text:p><text:s/>95,738<text:s/></text:p>
          </table:table-cell>
          <table:table-cell office:value-type="float" office:value="97689" table:style-name="ce11">
            <text:p>97,689</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2234" table:style-name="ce7">
            <text:p><text:s/>102,234<text:s/></text:p>
          </table:table-cell>
          <table:table-cell office:value-type="float" office:value="272167" table:style-name="ce9">
            <text:p><text:s/>272,167<text:s/></text:p>
          </table:table-cell>
          <table:table-cell office:value-type="float" office:value="131262" table:style-name="ce7">
            <text:p><text:s/>131,262<text:s/></text:p>
          </table:table-cell>
          <table:table-cell office:value-type="float" office:value="140905" table:style-name="ce11">
            <text:p>140,905</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182" table:style-name="ce7">
            <text:p><text:s/>45,182<text:s/></text:p>
          </table:table-cell>
          <table:table-cell office:value-type="float" office:value="120053" table:style-name="ce7">
            <text:p><text:s/>120,053<text:s/></text:p>
          </table:table-cell>
          <table:table-cell office:value-type="float" office:value="58724" table:style-name="ce7">
            <text:p><text:s/>58,724<text:s/></text:p>
          </table:table-cell>
          <table:table-cell office:value-type="float" office:value="61329" table:style-name="ce11">
            <text:p>61,329</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5" table:style-name="ce7">
            <text:p><text:s/>905<text:s/></text:p>
          </table:table-cell>
          <table:table-cell office:value-type="float" office:value="104262" table:style-name="ce7">
            <text:p><text:s/>104,262<text:s/></text:p>
          </table:table-cell>
          <table:table-cell office:value-type="float" office:value="283774" table:style-name="ce7">
            <text:p><text:s/>283,774<text:s/></text:p>
          </table:table-cell>
          <table:table-cell office:value-type="float" office:value="136115" table:style-name="ce7">
            <text:p><text:s/>136,115<text:s/></text:p>
          </table:table-cell>
          <table:table-cell office:value-type="float" office:value="147659" table:style-name="ce11">
            <text:p>147,659</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8" table:style-name="ce7">
            <text:p><text:s/>988<text:s/></text:p>
          </table:table-cell>
          <table:table-cell office:value-type="float" office:value="104975" table:style-name="ce7">
            <text:p><text:s/>104,975<text:s/></text:p>
          </table:table-cell>
          <table:table-cell office:value-type="float" office:value="290033" table:style-name="ce7">
            <text:p><text:s/>290,033<text:s/></text:p>
          </table:table-cell>
          <table:table-cell office:value-type="float" office:value="140453" table:style-name="ce7">
            <text:p><text:s/>140,453<text:s/></text:p>
          </table:table-cell>
          <table:table-cell office:value-type="float" office:value="149580" table:style-name="ce11">
            <text:p>149,580</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5" table:style-name="ce7">
            <text:p><text:s/>825<text:s/></text:p>
          </table:table-cell>
          <table:table-cell office:value-type="float" office:value="94145" table:style-name="ce7">
            <text:p><text:s/>94,145<text:s/></text:p>
          </table:table-cell>
          <table:table-cell office:value-type="float" office:value="256011" table:style-name="ce7">
            <text:p><text:s/>256,011<text:s/></text:p>
          </table:table-cell>
          <table:table-cell office:value-type="float" office:value="123909" table:style-name="ce7">
            <text:p><text:s/>123,909<text:s/></text:p>
          </table:table-cell>
          <table:table-cell office:value-type="float" office:value="132102" table:style-name="ce11">
            <text:p>132,102</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5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5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3" table:style-name="ce7">
            <text:p><text:s/>9,563<text:s/></text:p>
          </table:table-cell>
          <table:table-cell office:value-type="float" office:value="9548" table:style-name="ce7">
            <text:p><text:s/>9,548<text:s/></text:p>
          </table:table-cell>
          <table:table-cell office:value-type="float" office:value="1030335" table:style-name="ce7">
            <text:p><text:s/>1,030,335<text:s/></text:p>
          </table:table-cell>
          <table:table-cell office:value-type="float" office:value="2692138" table:style-name="ce11">
            <text:p>2,692,138</text:p>
          </table:table-cell>
          <table:table-cell office:value-type="float" office:value="1291858" table:style-name="ce7">
            <text:p><text:s/>1,291,858<text:s/></text:p>
          </table:table-cell>
          <table:table-cell office:value-type="float" office:value="1400280" table:style-name="ce7">
            <text:p><text:s/>1,400,280<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79933" table:style-name="ce7">
            <text:p><text:s/>79,933<text:s/></text:p>
          </table:table-cell>
          <table:table-cell office:value-type="float" office:value="210574" table:style-name="ce11">
            <text:p>210,574</text:p>
          </table:table-cell>
          <table:table-cell office:value-type="float" office:value="99551" table:style-name="ce7">
            <text:p><text:s/>99,551<text:s/></text:p>
          </table:table-cell>
          <table:table-cell office:value-type="float" office:value="111023" table:style-name="ce7">
            <text:p><text:s/>111,023<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9" table:style-name="ce7">
            <text:p><text:s/>909<text:s/></text:p>
          </table:table-cell>
          <table:table-cell office:value-type="float" office:value="88572" table:style-name="ce7">
            <text:p><text:s/>88,572<text:s/></text:p>
          </table:table-cell>
          <table:table-cell office:value-type="float" office:value="228716" table:style-name="ce9">
            <text:p><text:s/>228,716<text:s/></text:p>
          </table:table-cell>
          <table:table-cell office:value-type="float" office:value="109708" table:style-name="ce7">
            <text:p><text:s/>109,708<text:s/></text:p>
          </table:table-cell>
          <table:table-cell office:value-type="float" office:value="119008" table:style-name="ce11">
            <text:p>119,008</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7" table:style-name="ce7">
            <text:p><text:s/>1,027<text:s/></text:p>
          </table:table-cell>
          <table:table-cell office:value-type="float" office:value="1026" table:style-name="ce7">
            <text:p><text:s/>1,026<text:s/></text:p>
          </table:table-cell>
          <table:table-cell office:value-type="float" office:value="119734" table:style-name="ce7">
            <text:p><text:s/>119,734<text:s/></text:p>
          </table:table-cell>
          <table:table-cell office:value-type="float" office:value="313733" table:style-name="ce9">
            <text:p><text:s/>313,733<text:s/></text:p>
          </table:table-cell>
          <table:table-cell office:value-type="float" office:value="147083" table:style-name="ce7">
            <text:p><text:s/>147,083<text:s/></text:p>
          </table:table-cell>
          <table:table-cell office:value-type="float" office:value="166650" table:style-name="ce11">
            <text:p>166,650</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7524" table:style-name="ce7">
            <text:p><text:s/>97,524<text:s/></text:p>
          </table:table-cell>
          <table:table-cell office:value-type="float" office:value="229167" table:style-name="ce9">
            <text:p><text:s/>229,167<text:s/></text:p>
          </table:table-cell>
          <table:table-cell office:value-type="float" office:value="107084" table:style-name="ce7">
            <text:p><text:s/>107,084<text:s/></text:p>
          </table:table-cell>
          <table:table-cell office:value-type="float" office:value="122083" table:style-name="ce11">
            <text:p>122,083</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4819" table:style-name="ce7">
            <text:p><text:s/>64,819<text:s/></text:p>
          </table:table-cell>
          <table:table-cell office:value-type="float" office:value="163623" table:style-name="ce9">
            <text:p><text:s/>163,623<text:s/></text:p>
          </table:table-cell>
          <table:table-cell office:value-type="float" office:value="78380" table:style-name="ce7">
            <text:p><text:s/>78,380<text:s/></text:p>
          </table:table-cell>
          <table:table-cell office:value-type="float" office:value="85243" table:style-name="ce11">
            <text:p>85,243</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0810" table:style-name="ce7">
            <text:p><text:s/>50,810<text:s/></text:p>
          </table:table-cell>
          <table:table-cell office:value-type="float" office:value="130317" table:style-name="ce9">
            <text:p><text:s/>130,317<text:s/></text:p>
          </table:table-cell>
          <table:table-cell office:value-type="float" office:value="63809" table:style-name="ce7">
            <text:p><text:s/>63,809<text:s/></text:p>
          </table:table-cell>
          <table:table-cell office:value-type="float" office:value="66508" table:style-name="ce11">
            <text:p>66,508</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0" table:style-name="ce7">
            <text:p><text:s/>720<text:s/></text:p>
          </table:table-cell>
          <table:table-cell office:value-type="float" office:value="77451" table:style-name="ce7">
            <text:p><text:s/>77,451<text:s/></text:p>
          </table:table-cell>
          <table:table-cell office:value-type="float" office:value="193395" table:style-name="ce9">
            <text:p><text:s/>193,395<text:s/></text:p>
          </table:table-cell>
          <table:table-cell office:value-type="float" office:value="95709" table:style-name="ce7">
            <text:p><text:s/>95,709<text:s/></text:p>
          </table:table-cell>
          <table:table-cell office:value-type="float" office:value="97686" table:style-name="ce11">
            <text:p>97,686</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2406" table:style-name="ce7">
            <text:p><text:s/>102,406<text:s/></text:p>
          </table:table-cell>
          <table:table-cell office:value-type="float" office:value="272336" table:style-name="ce9">
            <text:p><text:s/>272,336<text:s/></text:p>
          </table:table-cell>
          <table:table-cell office:value-type="float" office:value="131291" table:style-name="ce7">
            <text:p><text:s/>131,291<text:s/></text:p>
          </table:table-cell>
          <table:table-cell office:value-type="float" office:value="141045" table:style-name="ce11">
            <text:p>141,045</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247" table:style-name="ce7">
            <text:p><text:s/>45,247<text:s/></text:p>
          </table:table-cell>
          <table:table-cell office:value-type="float" office:value="120201" table:style-name="ce7">
            <text:p><text:s/>120,201<text:s/></text:p>
          </table:table-cell>
          <table:table-cell office:value-type="float" office:value="58761" table:style-name="ce7">
            <text:p><text:s/>58,761<text:s/></text:p>
          </table:table-cell>
          <table:table-cell office:value-type="float" office:value="61440" table:style-name="ce11">
            <text:p>61,440</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6" table:style-name="ce7">
            <text:p><text:s/>906<text:s/></text:p>
          </table:table-cell>
          <table:table-cell office:value-type="float" office:value="104440" table:style-name="ce7">
            <text:p><text:s/>104,440<text:s/></text:p>
          </table:table-cell>
          <table:table-cell office:value-type="float" office:value="283856" table:style-name="ce7">
            <text:p><text:s/>283,856<text:s/></text:p>
          </table:table-cell>
          <table:table-cell office:value-type="float" office:value="136104" table:style-name="ce7">
            <text:p><text:s/>136,104<text:s/></text:p>
          </table:table-cell>
          <table:table-cell office:value-type="float" office:value="147752" table:style-name="ce11">
            <text:p>147,752</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9" table:style-name="ce7">
            <text:p><text:s/>989<text:s/></text:p>
          </table:table-cell>
          <table:table-cell office:value-type="float" office:value="105103" table:style-name="ce7">
            <text:p><text:s/>105,103<text:s/></text:p>
          </table:table-cell>
          <table:table-cell office:value-type="float" office:value="290064" table:style-name="ce7">
            <text:p><text:s/>290,064<text:s/></text:p>
          </table:table-cell>
          <table:table-cell office:value-type="float" office:value="140428" table:style-name="ce7">
            <text:p><text:s/>140,428<text:s/></text:p>
          </table:table-cell>
          <table:table-cell office:value-type="float" office:value="149636" table:style-name="ce11">
            <text:p>149,636</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5" table:style-name="ce7">
            <text:p><text:s/>825<text:s/></text:p>
          </table:table-cell>
          <table:table-cell office:value-type="float" office:value="94296" table:style-name="ce7">
            <text:p><text:s/>94,296<text:s/></text:p>
          </table:table-cell>
          <table:table-cell office:value-type="float" office:value="256156" table:style-name="ce7">
            <text:p><text:s/>256,156<text:s/></text:p>
          </table:table-cell>
          <table:table-cell office:value-type="float" office:value="123950" table:style-name="ce7">
            <text:p><text:s/>123,950<text:s/></text:p>
          </table:table-cell>
          <table:table-cell office:value-type="float" office:value="132206" table:style-name="ce11">
            <text:p>132,206</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6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6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1" table:style-name="ce7">
            <text:p><text:s/>9,561<text:s/></text:p>
          </table:table-cell>
          <table:table-cell office:value-type="float" office:value="9547" table:style-name="ce7">
            <text:p><text:s/>9,547<text:s/></text:p>
          </table:table-cell>
          <table:table-cell office:value-type="float" office:value="1031465" table:style-name="ce7">
            <text:p><text:s/>1,031,465<text:s/></text:p>
          </table:table-cell>
          <table:table-cell office:value-type="float" office:value="2693672" table:style-name="ce11">
            <text:p>2,693,672</text:p>
          </table:table-cell>
          <table:table-cell office:value-type="float" office:value="1292391" table:style-name="ce7">
            <text:p><text:s/>1,292,391<text:s/></text:p>
          </table:table-cell>
          <table:table-cell office:value-type="float" office:value="1401281" table:style-name="ce7">
            <text:p><text:s/>1,401,281<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008" table:style-name="ce7">
            <text:p><text:s/>80,008<text:s/></text:p>
          </table:table-cell>
          <table:table-cell office:value-type="float" office:value="210660" table:style-name="ce11">
            <text:p>210,660</text:p>
          </table:table-cell>
          <table:table-cell office:value-type="float" office:value="99580" table:style-name="ce7">
            <text:p><text:s/>99,580<text:s/></text:p>
          </table:table-cell>
          <table:table-cell office:value-type="float" office:value="111080" table:style-name="ce7">
            <text:p><text:s/>111,080<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9" table:style-name="ce7">
            <text:p><text:s/>909<text:s/></text:p>
          </table:table-cell>
          <table:table-cell office:value-type="float" office:value="88636" table:style-name="ce7">
            <text:p><text:s/>88,636<text:s/></text:p>
          </table:table-cell>
          <table:table-cell office:value-type="float" office:value="228763" table:style-name="ce9">
            <text:p><text:s/>228,763<text:s/></text:p>
          </table:table-cell>
          <table:table-cell office:value-type="float" office:value="109715" table:style-name="ce7">
            <text:p><text:s/>109,715<text:s/></text:p>
          </table:table-cell>
          <table:table-cell office:value-type="float" office:value="119048" table:style-name="ce11">
            <text:p>119,048</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5" table:style-name="ce7">
            <text:p><text:s/>1,025<text:s/></text:p>
          </table:table-cell>
          <table:table-cell office:value-type="float" office:value="1024" table:style-name="ce7">
            <text:p><text:s/>1,024<text:s/></text:p>
          </table:table-cell>
          <table:table-cell office:value-type="float" office:value="119841" table:style-name="ce7">
            <text:p><text:s/>119,841<text:s/></text:p>
          </table:table-cell>
          <table:table-cell office:value-type="float" office:value="313795" table:style-name="ce9">
            <text:p><text:s/>313,795<text:s/></text:p>
          </table:table-cell>
          <table:table-cell office:value-type="float" office:value="147115" table:style-name="ce7">
            <text:p><text:s/>147,115<text:s/></text:p>
          </table:table-cell>
          <table:table-cell office:value-type="float" office:value="166680" table:style-name="ce11">
            <text:p>166,680</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7610" table:style-name="ce7">
            <text:p><text:s/>97,610<text:s/></text:p>
          </table:table-cell>
          <table:table-cell office:value-type="float" office:value="229351" table:style-name="ce9">
            <text:p><text:s/>229,351<text:s/></text:p>
          </table:table-cell>
          <table:table-cell office:value-type="float" office:value="107167" table:style-name="ce7">
            <text:p><text:s/>107,167<text:s/></text:p>
          </table:table-cell>
          <table:table-cell office:value-type="float" office:value="122184" table:style-name="ce11">
            <text:p>122,184</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4923" table:style-name="ce7">
            <text:p><text:s/>64,923<text:s/></text:p>
          </table:table-cell>
          <table:table-cell office:value-type="float" office:value="163744" table:style-name="ce9">
            <text:p><text:s/>163,744<text:s/></text:p>
          </table:table-cell>
          <table:table-cell office:value-type="float" office:value="78411" table:style-name="ce7">
            <text:p><text:s/>78,411<text:s/></text:p>
          </table:table-cell>
          <table:table-cell office:value-type="float" office:value="85333" table:style-name="ce11">
            <text:p>85,333</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0879" table:style-name="ce7">
            <text:p><text:s/>50,879<text:s/></text:p>
          </table:table-cell>
          <table:table-cell office:value-type="float" office:value="130447" table:style-name="ce9">
            <text:p><text:s/>130,447<text:s/></text:p>
          </table:table-cell>
          <table:table-cell office:value-type="float" office:value="63830" table:style-name="ce7">
            <text:p><text:s/>63,830<text:s/></text:p>
          </table:table-cell>
          <table:table-cell office:value-type="float" office:value="66617" table:style-name="ce11">
            <text:p>66,617</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0" table:style-name="ce7">
            <text:p><text:s/>720<text:s/></text:p>
          </table:table-cell>
          <table:table-cell office:value-type="float" office:value="77568" table:style-name="ce7">
            <text:p><text:s/>77,568<text:s/></text:p>
          </table:table-cell>
          <table:table-cell office:value-type="float" office:value="193461" table:style-name="ce9">
            <text:p><text:s/>193,461<text:s/></text:p>
          </table:table-cell>
          <table:table-cell office:value-type="float" office:value="95744" table:style-name="ce7">
            <text:p><text:s/>95,744<text:s/></text:p>
          </table:table-cell>
          <table:table-cell office:value-type="float" office:value="97717" table:style-name="ce11">
            <text:p>97,717</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2515" table:style-name="ce7">
            <text:p><text:s/>102,515<text:s/></text:p>
          </table:table-cell>
          <table:table-cell office:value-type="float" office:value="272459" table:style-name="ce9">
            <text:p><text:s/>272,459<text:s/></text:p>
          </table:table-cell>
          <table:table-cell office:value-type="float" office:value="131336" table:style-name="ce7">
            <text:p><text:s/>131,336<text:s/></text:p>
          </table:table-cell>
          <table:table-cell office:value-type="float" office:value="141123" table:style-name="ce11">
            <text:p>141,123</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323" table:style-name="ce7">
            <text:p><text:s/>45,323<text:s/></text:p>
          </table:table-cell>
          <table:table-cell office:value-type="float" office:value="120238" table:style-name="ce7">
            <text:p><text:s/>120,238<text:s/></text:p>
          </table:table-cell>
          <table:table-cell office:value-type="float" office:value="58745" table:style-name="ce7">
            <text:p><text:s/>58,745<text:s/></text:p>
          </table:table-cell>
          <table:table-cell office:value-type="float" office:value="61493" table:style-name="ce11">
            <text:p>61,493</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6" table:style-name="ce7">
            <text:p><text:s/>906<text:s/></text:p>
          </table:table-cell>
          <table:table-cell office:value-type="float" office:value="104599" table:style-name="ce7">
            <text:p><text:s/>104,599<text:s/></text:p>
          </table:table-cell>
          <table:table-cell office:value-type="float" office:value="284186" table:style-name="ce7">
            <text:p><text:s/>284,186<text:s/></text:p>
          </table:table-cell>
          <table:table-cell office:value-type="float" office:value="136223" table:style-name="ce7">
            <text:p><text:s/>136,223<text:s/></text:p>
          </table:table-cell>
          <table:table-cell office:value-type="float" office:value="147963" table:style-name="ce11">
            <text:p>147,963</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9" table:style-name="ce7">
            <text:p><text:s/>989<text:s/></text:p>
          </table:table-cell>
          <table:table-cell office:value-type="float" office:value="105119" table:style-name="ce7">
            <text:p><text:s/>105,119<text:s/></text:p>
          </table:table-cell>
          <table:table-cell office:value-type="float" office:value="290186" table:style-name="ce7">
            <text:p><text:s/>290,186<text:s/></text:p>
          </table:table-cell>
          <table:table-cell office:value-type="float" office:value="140473" table:style-name="ce7">
            <text:p><text:s/>140,473<text:s/></text:p>
          </table:table-cell>
          <table:table-cell office:value-type="float" office:value="149713" table:style-name="ce11">
            <text:p>149,713</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6" table:style-name="ce7">
            <text:p><text:s/>826<text:s/></text:p>
          </table:table-cell>
          <table:table-cell office:value-type="float" office:value="94444" table:style-name="ce7">
            <text:p><text:s/>94,444<text:s/></text:p>
          </table:table-cell>
          <table:table-cell office:value-type="float" office:value="256382" table:style-name="ce7">
            <text:p><text:s/>256,382<text:s/></text:p>
          </table:table-cell>
          <table:table-cell office:value-type="float" office:value="124052" table:style-name="ce7">
            <text:p><text:s/>124,052<text:s/></text:p>
          </table:table-cell>
          <table:table-cell office:value-type="float" office:value="132330" table:style-name="ce11">
            <text:p>132,330</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7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7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1" table:style-name="ce7">
            <text:p><text:s/>9,561<text:s/></text:p>
          </table:table-cell>
          <table:table-cell office:value-type="float" office:value="9548" table:style-name="ce7">
            <text:p><text:s/>9,548<text:s/></text:p>
          </table:table-cell>
          <table:table-cell office:value-type="float" office:value="1032751" table:style-name="ce7">
            <text:p><text:s/>1,032,751<text:s/></text:p>
          </table:table-cell>
          <table:table-cell office:value-type="float" office:value="2695027" table:style-name="ce11">
            <text:p>2,695,027</text:p>
          </table:table-cell>
          <table:table-cell office:value-type="float" office:value="1292989" table:style-name="ce7">
            <text:p><text:s/>1,292,989<text:s/></text:p>
          </table:table-cell>
          <table:table-cell office:value-type="float" office:value="1402038" table:style-name="ce7">
            <text:p><text:s/>1,402,038<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79987" table:style-name="ce7">
            <text:p><text:s/>79,987<text:s/></text:p>
          </table:table-cell>
          <table:table-cell office:value-type="float" office:value="210559" table:style-name="ce11">
            <text:p>210,559</text:p>
          </table:table-cell>
          <table:table-cell office:value-type="float" office:value="99526" table:style-name="ce7">
            <text:p><text:s/>99,526<text:s/></text:p>
          </table:table-cell>
          <table:table-cell office:value-type="float" office:value="111033" table:style-name="ce7">
            <text:p><text:s/>111,033<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8" table:style-name="ce7">
            <text:p><text:s/>908<text:s/></text:p>
          </table:table-cell>
          <table:table-cell office:value-type="float" office:value="88782" table:style-name="ce7">
            <text:p><text:s/>88,782<text:s/></text:p>
          </table:table-cell>
          <table:table-cell office:value-type="float" office:value="229049" table:style-name="ce9">
            <text:p><text:s/>229,049<text:s/></text:p>
          </table:table-cell>
          <table:table-cell office:value-type="float" office:value="109904" table:style-name="ce7">
            <text:p><text:s/>109,904<text:s/></text:p>
          </table:table-cell>
          <table:table-cell office:value-type="float" office:value="119145" table:style-name="ce11">
            <text:p>119,145</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5" table:style-name="ce7">
            <text:p><text:s/>1,025<text:s/></text:p>
          </table:table-cell>
          <table:table-cell office:value-type="float" office:value="1024" table:style-name="ce7">
            <text:p><text:s/>1,024<text:s/></text:p>
          </table:table-cell>
          <table:table-cell office:value-type="float" office:value="119927" table:style-name="ce7">
            <text:p><text:s/>119,927<text:s/></text:p>
          </table:table-cell>
          <table:table-cell office:value-type="float" office:value="313728" table:style-name="ce9">
            <text:p><text:s/>313,728<text:s/></text:p>
          </table:table-cell>
          <table:table-cell office:value-type="float" office:value="147074" table:style-name="ce7">
            <text:p><text:s/>147,074<text:s/></text:p>
          </table:table-cell>
          <table:table-cell office:value-type="float" office:value="166654" table:style-name="ce11">
            <text:p>166,654</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7735" table:style-name="ce7">
            <text:p><text:s/>97,735<text:s/></text:p>
          </table:table-cell>
          <table:table-cell office:value-type="float" office:value="229546" table:style-name="ce9">
            <text:p><text:s/>229,546<text:s/></text:p>
          </table:table-cell>
          <table:table-cell office:value-type="float" office:value="107278" table:style-name="ce7">
            <text:p><text:s/>107,278<text:s/></text:p>
          </table:table-cell>
          <table:table-cell office:value-type="float" office:value="122268" table:style-name="ce11">
            <text:p>122,268</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4964" table:style-name="ce7">
            <text:p><text:s/>64,964<text:s/></text:p>
          </table:table-cell>
          <table:table-cell office:value-type="float" office:value="163689" table:style-name="ce9">
            <text:p><text:s/>163,689<text:s/></text:p>
          </table:table-cell>
          <table:table-cell office:value-type="float" office:value="78326" table:style-name="ce7">
            <text:p><text:s/>78,326<text:s/></text:p>
          </table:table-cell>
          <table:table-cell office:value-type="float" office:value="85363" table:style-name="ce11">
            <text:p>85,363</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0981" table:style-name="ce7">
            <text:p><text:s/>50,981<text:s/></text:p>
          </table:table-cell>
          <table:table-cell office:value-type="float" office:value="130516" table:style-name="ce9">
            <text:p><text:s/>130,516<text:s/></text:p>
          </table:table-cell>
          <table:table-cell office:value-type="float" office:value="63854" table:style-name="ce7">
            <text:p><text:s/>63,854<text:s/></text:p>
          </table:table-cell>
          <table:table-cell office:value-type="float" office:value="66662" table:style-name="ce11">
            <text:p>66,662</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2" table:style-name="ce7">
            <text:p><text:s/>722<text:s/></text:p>
          </table:table-cell>
          <table:table-cell office:value-type="float" office:value="77742" table:style-name="ce7">
            <text:p><text:s/>77,742<text:s/></text:p>
          </table:table-cell>
          <table:table-cell office:value-type="float" office:value="193729" table:style-name="ce9">
            <text:p><text:s/>193,729<text:s/></text:p>
          </table:table-cell>
          <table:table-cell office:value-type="float" office:value="95863" table:style-name="ce7">
            <text:p><text:s/>95,863<text:s/></text:p>
          </table:table-cell>
          <table:table-cell office:value-type="float" office:value="97866" table:style-name="ce11">
            <text:p>97,866</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2624" table:style-name="ce7">
            <text:p><text:s/>102,624<text:s/></text:p>
          </table:table-cell>
          <table:table-cell office:value-type="float" office:value="272653" table:style-name="ce9">
            <text:p><text:s/>272,653<text:s/></text:p>
          </table:table-cell>
          <table:table-cell office:value-type="float" office:value="131439" table:style-name="ce7">
            <text:p><text:s/>131,439<text:s/></text:p>
          </table:table-cell>
          <table:table-cell office:value-type="float" office:value="141214" table:style-name="ce11">
            <text:p>141,214</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429" table:style-name="ce7">
            <text:p><text:s/>45,429<text:s/></text:p>
          </table:table-cell>
          <table:table-cell office:value-type="float" office:value="120366" table:style-name="ce7">
            <text:p><text:s/>120,366<text:s/></text:p>
          </table:table-cell>
          <table:table-cell office:value-type="float" office:value="58809" table:style-name="ce7">
            <text:p><text:s/>58,809<text:s/></text:p>
          </table:table-cell>
          <table:table-cell office:value-type="float" office:value="61557" table:style-name="ce11">
            <text:p>61,557</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6" table:style-name="ce7">
            <text:p><text:s/>906<text:s/></text:p>
          </table:table-cell>
          <table:table-cell office:value-type="float" office:value="104770" table:style-name="ce7">
            <text:p><text:s/>104,770<text:s/></text:p>
          </table:table-cell>
          <table:table-cell office:value-type="float" office:value="284479" table:style-name="ce7">
            <text:p><text:s/>284,479<text:s/></text:p>
          </table:table-cell>
          <table:table-cell office:value-type="float" office:value="136346" table:style-name="ce7">
            <text:p><text:s/>136,346<text:s/></text:p>
          </table:table-cell>
          <table:table-cell office:value-type="float" office:value="148133" table:style-name="ce11">
            <text:p>148,133</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9" table:style-name="ce7">
            <text:p><text:s/>989<text:s/></text:p>
          </table:table-cell>
          <table:table-cell office:value-type="float" office:value="105201" table:style-name="ce7">
            <text:p><text:s/>105,201<text:s/></text:p>
          </table:table-cell>
          <table:table-cell office:value-type="float" office:value="290115" table:style-name="ce7">
            <text:p><text:s/>290,115<text:s/></text:p>
          </table:table-cell>
          <table:table-cell office:value-type="float" office:value="140457" table:style-name="ce7">
            <text:p><text:s/>140,457<text:s/></text:p>
          </table:table-cell>
          <table:table-cell office:value-type="float" office:value="149658" table:style-name="ce11">
            <text:p>149,658</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6" table:style-name="ce7">
            <text:p><text:s/>826<text:s/></text:p>
          </table:table-cell>
          <table:table-cell office:value-type="float" office:value="94609" table:style-name="ce7">
            <text:p><text:s/>94,609<text:s/></text:p>
          </table:table-cell>
          <table:table-cell office:value-type="float" office:value="256598" table:style-name="ce7">
            <text:p><text:s/>256,598<text:s/></text:p>
          </table:table-cell>
          <table:table-cell office:value-type="float" office:value="124113" table:style-name="ce7">
            <text:p><text:s/>124,113<text:s/></text:p>
          </table:table-cell>
          <table:table-cell office:value-type="float" office:value="132485" table:style-name="ce11">
            <text:p>132,485</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8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8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1" table:style-name="ce7">
            <text:p><text:s/>9,561<text:s/></text:p>
          </table:table-cell>
          <table:table-cell office:value-type="float" office:value="9548" table:style-name="ce7">
            <text:p><text:s/>9,548<text:s/></text:p>
          </table:table-cell>
          <table:table-cell office:value-type="float" office:value="1034296" table:style-name="ce7">
            <text:p><text:s/>1,034,296<text:s/></text:p>
          </table:table-cell>
          <table:table-cell office:value-type="float" office:value="2695007" table:style-name="ce11">
            <text:p>2,695,007</text:p>
          </table:table-cell>
          <table:table-cell office:value-type="float" office:value="1292896" table:style-name="ce7">
            <text:p><text:s/>1,292,896<text:s/></text:p>
          </table:table-cell>
          <table:table-cell office:value-type="float" office:value="1402111" table:style-name="ce7">
            <text:p><text:s/>1,402,111<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049" table:style-name="ce7">
            <text:p><text:s/>80,049<text:s/></text:p>
          </table:table-cell>
          <table:table-cell office:value-type="float" office:value="210360" table:style-name="ce11">
            <text:p>210,360</text:p>
          </table:table-cell>
          <table:table-cell office:value-type="float" office:value="99414" table:style-name="ce7">
            <text:p><text:s/>99,414<text:s/></text:p>
          </table:table-cell>
          <table:table-cell office:value-type="float" office:value="110946" table:style-name="ce7">
            <text:p><text:s/>110,946<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8" table:style-name="ce7">
            <text:p><text:s/>908<text:s/></text:p>
          </table:table-cell>
          <table:table-cell office:value-type="float" office:value="88933" table:style-name="ce7">
            <text:p><text:s/>88,933<text:s/></text:p>
          </table:table-cell>
          <table:table-cell office:value-type="float" office:value="229025" table:style-name="ce9">
            <text:p><text:s/>229,025<text:s/></text:p>
          </table:table-cell>
          <table:table-cell office:value-type="float" office:value="109878" table:style-name="ce7">
            <text:p><text:s/>109,878<text:s/></text:p>
          </table:table-cell>
          <table:table-cell office:value-type="float" office:value="119147" table:style-name="ce11">
            <text:p>119,147</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5" table:style-name="ce7">
            <text:p><text:s/>1,025<text:s/></text:p>
          </table:table-cell>
          <table:table-cell office:value-type="float" office:value="1024" table:style-name="ce7">
            <text:p><text:s/>1,024<text:s/></text:p>
          </table:table-cell>
          <table:table-cell office:value-type="float" office:value="120015" table:style-name="ce7">
            <text:p><text:s/>120,015<text:s/></text:p>
          </table:table-cell>
          <table:table-cell office:value-type="float" office:value="313402" table:style-name="ce9">
            <text:p><text:s/>313,402<text:s/></text:p>
          </table:table-cell>
          <table:table-cell office:value-type="float" office:value="146884" table:style-name="ce7">
            <text:p><text:s/>146,884<text:s/></text:p>
          </table:table-cell>
          <table:table-cell office:value-type="float" office:value="166518" table:style-name="ce11">
            <text:p>166,518</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7914" table:style-name="ce7">
            <text:p><text:s/>97,914<text:s/></text:p>
          </table:table-cell>
          <table:table-cell office:value-type="float" office:value="229638" table:style-name="ce9">
            <text:p><text:s/>229,638<text:s/></text:p>
          </table:table-cell>
          <table:table-cell office:value-type="float" office:value="107312" table:style-name="ce7">
            <text:p><text:s/>107,312<text:s/></text:p>
          </table:table-cell>
          <table:table-cell office:value-type="float" office:value="122326" table:style-name="ce11">
            <text:p>122,326</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5002" table:style-name="ce7">
            <text:p><text:s/>65,002<text:s/></text:p>
          </table:table-cell>
          <table:table-cell office:value-type="float" office:value="163477" table:style-name="ce9">
            <text:p><text:s/>163,477<text:s/></text:p>
          </table:table-cell>
          <table:table-cell office:value-type="float" office:value="78237" table:style-name="ce7">
            <text:p><text:s/>78,237<text:s/></text:p>
          </table:table-cell>
          <table:table-cell office:value-type="float" office:value="85240" table:style-name="ce11">
            <text:p>85,240</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1008" table:style-name="ce7">
            <text:p><text:s/>51,008<text:s/></text:p>
          </table:table-cell>
          <table:table-cell office:value-type="float" office:value="130577" table:style-name="ce9">
            <text:p><text:s/>130,577<text:s/></text:p>
          </table:table-cell>
          <table:table-cell office:value-type="float" office:value="63879" table:style-name="ce7">
            <text:p><text:s/>63,879<text:s/></text:p>
          </table:table-cell>
          <table:table-cell office:value-type="float" office:value="66698" table:style-name="ce11">
            <text:p>66,698</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2" table:style-name="ce7">
            <text:p><text:s/>722<text:s/></text:p>
          </table:table-cell>
          <table:table-cell office:value-type="float" office:value="77907" table:style-name="ce7">
            <text:p><text:s/>77,907<text:s/></text:p>
          </table:table-cell>
          <table:table-cell office:value-type="float" office:value="193955" table:style-name="ce9">
            <text:p><text:s/>193,955<text:s/></text:p>
          </table:table-cell>
          <table:table-cell office:value-type="float" office:value="95962" table:style-name="ce7">
            <text:p><text:s/>95,962<text:s/></text:p>
          </table:table-cell>
          <table:table-cell office:value-type="float" office:value="97993" table:style-name="ce11">
            <text:p>97,993</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2856" table:style-name="ce7">
            <text:p><text:s/>102,856<text:s/></text:p>
          </table:table-cell>
          <table:table-cell office:value-type="float" office:value="272840" table:style-name="ce9">
            <text:p><text:s/>272,840<text:s/></text:p>
          </table:table-cell>
          <table:table-cell office:value-type="float" office:value="131502" table:style-name="ce7">
            <text:p><text:s/>131,502<text:s/></text:p>
          </table:table-cell>
          <table:table-cell office:value-type="float" office:value="141338" table:style-name="ce11">
            <text:p>141,338</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544" table:style-name="ce7">
            <text:p><text:s/>45,544<text:s/></text:p>
          </table:table-cell>
          <table:table-cell office:value-type="float" office:value="120544" table:style-name="ce7">
            <text:p><text:s/>120,544<text:s/></text:p>
          </table:table-cell>
          <table:table-cell office:value-type="float" office:value="58908" table:style-name="ce7">
            <text:p><text:s/>58,908<text:s/></text:p>
          </table:table-cell>
          <table:table-cell office:value-type="float" office:value="61636" table:style-name="ce11">
            <text:p>61,636</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6" table:style-name="ce7">
            <text:p><text:s/>906<text:s/></text:p>
          </table:table-cell>
          <table:table-cell office:value-type="float" office:value="104964" table:style-name="ce7">
            <text:p><text:s/>104,964<text:s/></text:p>
          </table:table-cell>
          <table:table-cell office:value-type="float" office:value="284544" table:style-name="ce7">
            <text:p><text:s/>284,544<text:s/></text:p>
          </table:table-cell>
          <table:table-cell office:value-type="float" office:value="136376" table:style-name="ce7">
            <text:p><text:s/>136,376<text:s/></text:p>
          </table:table-cell>
          <table:table-cell office:value-type="float" office:value="148168" table:style-name="ce11">
            <text:p>148,168</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9" table:style-name="ce7">
            <text:p><text:s/>989<text:s/></text:p>
          </table:table-cell>
          <table:table-cell office:value-type="float" office:value="105379" table:style-name="ce7">
            <text:p><text:s/>105,379<text:s/></text:p>
          </table:table-cell>
          <table:table-cell office:value-type="float" office:value="290120" table:style-name="ce7">
            <text:p><text:s/>290,120<text:s/></text:p>
          </table:table-cell>
          <table:table-cell office:value-type="float" office:value="140449" table:style-name="ce7">
            <text:p><text:s/>140,449<text:s/></text:p>
          </table:table-cell>
          <table:table-cell office:value-type="float" office:value="149671" table:style-name="ce11">
            <text:p>149,671</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6" table:style-name="ce7">
            <text:p><text:s/>826<text:s/></text:p>
          </table:table-cell>
          <table:table-cell office:value-type="float" office:value="94725" table:style-name="ce7">
            <text:p><text:s/>94,725<text:s/></text:p>
          </table:table-cell>
          <table:table-cell office:value-type="float" office:value="256525" table:style-name="ce7">
            <text:p><text:s/>256,525<text:s/></text:p>
          </table:table-cell>
          <table:table-cell office:value-type="float" office:value="124095" table:style-name="ce7">
            <text:p><text:s/>124,095<text:s/></text:p>
          </table:table-cell>
          <table:table-cell office:value-type="float" office:value="132430" table:style-name="ce11">
            <text:p>132,430</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9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9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1" table:style-name="ce7">
            <text:p><text:s/>9,561<text:s/></text:p>
          </table:table-cell>
          <table:table-cell office:value-type="float" office:value="9548" table:style-name="ce7">
            <text:p><text:s/>9,548<text:s/></text:p>
          </table:table-cell>
          <table:table-cell office:value-type="float" office:value="1036877" table:style-name="ce7">
            <text:p><text:s/>1,036,877<text:s/></text:p>
          </table:table-cell>
          <table:table-cell office:value-type="float" office:value="2695649" table:style-name="ce11">
            <text:p>2,695,649</text:p>
          </table:table-cell>
          <table:table-cell office:value-type="float" office:value="1293032" table:style-name="ce7">
            <text:p><text:s/>1,293,032<text:s/></text:p>
          </table:table-cell>
          <table:table-cell office:value-type="float" office:value="1402617" table:style-name="ce7">
            <text:p><text:s/>1,402,617<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125" table:style-name="ce7">
            <text:p><text:s/>80,125<text:s/></text:p>
          </table:table-cell>
          <table:table-cell office:value-type="float" office:value="210150" table:style-name="ce11">
            <text:p>210,150</text:p>
          </table:table-cell>
          <table:table-cell office:value-type="float" office:value="99316" table:style-name="ce7">
            <text:p><text:s/>99,316<text:s/></text:p>
          </table:table-cell>
          <table:table-cell office:value-type="float" office:value="110834" table:style-name="ce7">
            <text:p><text:s/>110,834<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8" table:style-name="ce7">
            <text:p><text:s/>908<text:s/></text:p>
          </table:table-cell>
          <table:table-cell office:value-type="float" office:value="89104" table:style-name="ce7">
            <text:p><text:s/>89,104<text:s/></text:p>
          </table:table-cell>
          <table:table-cell office:value-type="float" office:value="229071" table:style-name="ce9">
            <text:p><text:s/>229,071<text:s/></text:p>
          </table:table-cell>
          <table:table-cell office:value-type="float" office:value="109887" table:style-name="ce7">
            <text:p><text:s/>109,887<text:s/></text:p>
          </table:table-cell>
          <table:table-cell office:value-type="float" office:value="119184" table:style-name="ce11">
            <text:p>119,184</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5" table:style-name="ce7">
            <text:p><text:s/>1,025<text:s/></text:p>
          </table:table-cell>
          <table:table-cell office:value-type="float" office:value="1024" table:style-name="ce7">
            <text:p><text:s/>1,024<text:s/></text:p>
          </table:table-cell>
          <table:table-cell office:value-type="float" office:value="120173" table:style-name="ce7">
            <text:p><text:s/>120,173<text:s/></text:p>
          </table:table-cell>
          <table:table-cell office:value-type="float" office:value="313062" table:style-name="ce9">
            <text:p><text:s/>313,062<text:s/></text:p>
          </table:table-cell>
          <table:table-cell office:value-type="float" office:value="146702" table:style-name="ce7">
            <text:p><text:s/>146,702<text:s/></text:p>
          </table:table-cell>
          <table:table-cell office:value-type="float" office:value="166360" table:style-name="ce11">
            <text:p>166,360</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8243" table:style-name="ce7">
            <text:p><text:s/>98,243<text:s/></text:p>
          </table:table-cell>
          <table:table-cell office:value-type="float" office:value="229812" table:style-name="ce9">
            <text:p><text:s/>229,812<text:s/></text:p>
          </table:table-cell>
          <table:table-cell office:value-type="float" office:value="107393" table:style-name="ce7">
            <text:p><text:s/>107,393<text:s/></text:p>
          </table:table-cell>
          <table:table-cell office:value-type="float" office:value="122419" table:style-name="ce11">
            <text:p>122,419</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5098" table:style-name="ce7">
            <text:p><text:s/>65,098<text:s/></text:p>
          </table:table-cell>
          <table:table-cell office:value-type="float" office:value="163220" table:style-name="ce9">
            <text:p><text:s/>163,220<text:s/></text:p>
          </table:table-cell>
          <table:table-cell office:value-type="float" office:value="78136" table:style-name="ce7">
            <text:p><text:s/>78,136<text:s/></text:p>
          </table:table-cell>
          <table:table-cell office:value-type="float" office:value="85084" table:style-name="ce11">
            <text:p>85,084</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1151" table:style-name="ce7">
            <text:p><text:s/>51,151<text:s/></text:p>
          </table:table-cell>
          <table:table-cell office:value-type="float" office:value="130687" table:style-name="ce9">
            <text:p><text:s/>130,687<text:s/></text:p>
          </table:table-cell>
          <table:table-cell office:value-type="float" office:value="63904" table:style-name="ce7">
            <text:p><text:s/>63,904<text:s/></text:p>
          </table:table-cell>
          <table:table-cell office:value-type="float" office:value="66783" table:style-name="ce11">
            <text:p>66,783</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2" table:style-name="ce7">
            <text:p><text:s/>722<text:s/></text:p>
          </table:table-cell>
          <table:table-cell office:value-type="float" office:value="78109" table:style-name="ce7">
            <text:p><text:s/>78,109<text:s/></text:p>
          </table:table-cell>
          <table:table-cell office:value-type="float" office:value="194229" table:style-name="ce9">
            <text:p><text:s/>194,229<text:s/></text:p>
          </table:table-cell>
          <table:table-cell office:value-type="float" office:value="96064" table:style-name="ce7">
            <text:p><text:s/>96,064<text:s/></text:p>
          </table:table-cell>
          <table:table-cell office:value-type="float" office:value="98165" table:style-name="ce11">
            <text:p>98,165</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3193" table:style-name="ce7">
            <text:p><text:s/>103,193<text:s/></text:p>
          </table:table-cell>
          <table:table-cell office:value-type="float" office:value="273096" table:style-name="ce9">
            <text:p><text:s/>273,096<text:s/></text:p>
          </table:table-cell>
          <table:table-cell office:value-type="float" office:value="131593" table:style-name="ce7">
            <text:p><text:s/>131,593<text:s/></text:p>
          </table:table-cell>
          <table:table-cell office:value-type="float" office:value="141503" table:style-name="ce11">
            <text:p>141,503</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769" table:style-name="ce7">
            <text:p><text:s/>45,769<text:s/></text:p>
          </table:table-cell>
          <table:table-cell office:value-type="float" office:value="120744" table:style-name="ce7">
            <text:p><text:s/>120,744<text:s/></text:p>
          </table:table-cell>
          <table:table-cell office:value-type="float" office:value="59016" table:style-name="ce7">
            <text:p><text:s/>59,016<text:s/></text:p>
          </table:table-cell>
          <table:table-cell office:value-type="float" office:value="61728" table:style-name="ce11">
            <text:p>61,728</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6" table:style-name="ce7">
            <text:p><text:s/>906<text:s/></text:p>
          </table:table-cell>
          <table:table-cell office:value-type="float" office:value="105259" table:style-name="ce7">
            <text:p><text:s/>105,259<text:s/></text:p>
          </table:table-cell>
          <table:table-cell office:value-type="float" office:value="284767" table:style-name="ce7">
            <text:p><text:s/>284,767<text:s/></text:p>
          </table:table-cell>
          <table:table-cell office:value-type="float" office:value="136436" table:style-name="ce7">
            <text:p><text:s/>136,436<text:s/></text:p>
          </table:table-cell>
          <table:table-cell office:value-type="float" office:value="148331" table:style-name="ce11">
            <text:p>148,331</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9" table:style-name="ce7">
            <text:p><text:s/>989<text:s/></text:p>
          </table:table-cell>
          <table:table-cell office:value-type="float" office:value="105562" table:style-name="ce7">
            <text:p><text:s/>105,562<text:s/></text:p>
          </table:table-cell>
          <table:table-cell office:value-type="float" office:value="290048" table:style-name="ce7">
            <text:p><text:s/>290,048<text:s/></text:p>
          </table:table-cell>
          <table:table-cell office:value-type="float" office:value="140396" table:style-name="ce7">
            <text:p><text:s/>140,396<text:s/></text:p>
          </table:table-cell>
          <table:table-cell office:value-type="float" office:value="149652" table:style-name="ce11">
            <text:p>149,652</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6" table:style-name="ce7">
            <text:p><text:s/>826<text:s/></text:p>
          </table:table-cell>
          <table:table-cell office:value-type="float" office:value="95091" table:style-name="ce7">
            <text:p><text:s/>95,091<text:s/></text:p>
          </table:table-cell>
          <table:table-cell office:value-type="float" office:value="256763" table:style-name="ce7">
            <text:p><text:s/>256,763<text:s/></text:p>
          </table:table-cell>
          <table:table-cell office:value-type="float" office:value="124189" table:style-name="ce7">
            <text:p><text:s/>124,189<text:s/></text:p>
          </table:table-cell>
          <table:table-cell office:value-type="float" office:value="132574" table:style-name="ce11">
            <text:p>132,574</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0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10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1" table:style-name="ce7">
            <text:p><text:s/>9,561<text:s/></text:p>
          </table:table-cell>
          <table:table-cell office:value-type="float" office:value="9548" table:style-name="ce7">
            <text:p><text:s/>9,548<text:s/></text:p>
          </table:table-cell>
          <table:table-cell office:value-type="float" office:value="1037047" table:style-name="ce7">
            <text:p><text:s/>1,037,047<text:s/></text:p>
          </table:table-cell>
          <table:table-cell office:value-type="float" office:value="2697644" table:style-name="ce11">
            <text:p>2,697,644</text:p>
          </table:table-cell>
          <table:table-cell office:value-type="float" office:value="1293884" table:style-name="ce7">
            <text:p><text:s/>1,293,884<text:s/></text:p>
          </table:table-cell>
          <table:table-cell office:value-type="float" office:value="1403760" table:style-name="ce7">
            <text:p><text:s/>1,403,760<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102" table:style-name="ce7">
            <text:p><text:s/>80,102<text:s/></text:p>
          </table:table-cell>
          <table:table-cell office:value-type="float" office:value="210267" table:style-name="ce11">
            <text:p>210,267</text:p>
          </table:table-cell>
          <table:table-cell office:value-type="float" office:value="99368" table:style-name="ce7">
            <text:p><text:s/>99,368<text:s/></text:p>
          </table:table-cell>
          <table:table-cell office:value-type="float" office:value="110899" table:style-name="ce7">
            <text:p><text:s/>110,899<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8" table:style-name="ce7">
            <text:p><text:s/>908<text:s/></text:p>
          </table:table-cell>
          <table:table-cell office:value-type="float" office:value="89156" table:style-name="ce7">
            <text:p><text:s/>89,156<text:s/></text:p>
          </table:table-cell>
          <table:table-cell office:value-type="float" office:value="229283" table:style-name="ce9">
            <text:p><text:s/>229,283<text:s/></text:p>
          </table:table-cell>
          <table:table-cell office:value-type="float" office:value="110028" table:style-name="ce7">
            <text:p><text:s/>110,028<text:s/></text:p>
          </table:table-cell>
          <table:table-cell office:value-type="float" office:value="119255" table:style-name="ce11">
            <text:p>119,255</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5" table:style-name="ce7">
            <text:p><text:s/>1,025<text:s/></text:p>
          </table:table-cell>
          <table:table-cell office:value-type="float" office:value="1024" table:style-name="ce7">
            <text:p><text:s/>1,024<text:s/></text:p>
          </table:table-cell>
          <table:table-cell office:value-type="float" office:value="120205" table:style-name="ce7">
            <text:p><text:s/>120,205<text:s/></text:p>
          </table:table-cell>
          <table:table-cell office:value-type="float" office:value="313287" table:style-name="ce9">
            <text:p><text:s/>313,287<text:s/></text:p>
          </table:table-cell>
          <table:table-cell office:value-type="float" office:value="146806" table:style-name="ce7">
            <text:p><text:s/>146,806<text:s/></text:p>
          </table:table-cell>
          <table:table-cell office:value-type="float" office:value="166481" table:style-name="ce11">
            <text:p>166,481</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8288" table:style-name="ce7">
            <text:p><text:s/>98,288<text:s/></text:p>
          </table:table-cell>
          <table:table-cell office:value-type="float" office:value="230102" table:style-name="ce9">
            <text:p><text:s/>230,102<text:s/></text:p>
          </table:table-cell>
          <table:table-cell office:value-type="float" office:value="107502" table:style-name="ce7">
            <text:p><text:s/>107,502<text:s/></text:p>
          </table:table-cell>
          <table:table-cell office:value-type="float" office:value="122600" table:style-name="ce11">
            <text:p>122,600</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5087" table:style-name="ce7">
            <text:p><text:s/>65,087<text:s/></text:p>
          </table:table-cell>
          <table:table-cell office:value-type="float" office:value="163282" table:style-name="ce9">
            <text:p><text:s/>163,282<text:s/></text:p>
          </table:table-cell>
          <table:table-cell office:value-type="float" office:value="78139" table:style-name="ce7">
            <text:p><text:s/>78,139<text:s/></text:p>
          </table:table-cell>
          <table:table-cell office:value-type="float" office:value="85143" table:style-name="ce11">
            <text:p>85,143</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1160" table:style-name="ce7">
            <text:p><text:s/>51,160<text:s/></text:p>
          </table:table-cell>
          <table:table-cell office:value-type="float" office:value="130812" table:style-name="ce9">
            <text:p><text:s/>130,812<text:s/></text:p>
          </table:table-cell>
          <table:table-cell office:value-type="float" office:value="63986" table:style-name="ce7">
            <text:p><text:s/>63,986<text:s/></text:p>
          </table:table-cell>
          <table:table-cell office:value-type="float" office:value="66826" table:style-name="ce11">
            <text:p>66,826</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2" table:style-name="ce7">
            <text:p><text:s/>722<text:s/></text:p>
          </table:table-cell>
          <table:table-cell office:value-type="float" office:value="78134" table:style-name="ce7">
            <text:p><text:s/>78,134<text:s/></text:p>
          </table:table-cell>
          <table:table-cell office:value-type="float" office:value="194353" table:style-name="ce9">
            <text:p><text:s/>194,353<text:s/></text:p>
          </table:table-cell>
          <table:table-cell office:value-type="float" office:value="96104" table:style-name="ce7">
            <text:p><text:s/>96,104<text:s/></text:p>
          </table:table-cell>
          <table:table-cell office:value-type="float" office:value="98249" table:style-name="ce11">
            <text:p>98,249</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3167" table:style-name="ce7">
            <text:p><text:s/>103,167<text:s/></text:p>
          </table:table-cell>
          <table:table-cell office:value-type="float" office:value="273195" table:style-name="ce9">
            <text:p><text:s/>273,195<text:s/></text:p>
          </table:table-cell>
          <table:table-cell office:value-type="float" office:value="131611" table:style-name="ce7">
            <text:p><text:s/>131,611<text:s/></text:p>
          </table:table-cell>
          <table:table-cell office:value-type="float" office:value="141584" table:style-name="ce11">
            <text:p>141,584</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792" table:style-name="ce7">
            <text:p><text:s/>45,792<text:s/></text:p>
          </table:table-cell>
          <table:table-cell office:value-type="float" office:value="120921" table:style-name="ce7">
            <text:p><text:s/>120,921<text:s/></text:p>
          </table:table-cell>
          <table:table-cell office:value-type="float" office:value="59090" table:style-name="ce7">
            <text:p><text:s/>59,090<text:s/></text:p>
          </table:table-cell>
          <table:table-cell office:value-type="float" office:value="61831" table:style-name="ce11">
            <text:p>61,831</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6" table:style-name="ce7">
            <text:p><text:s/>906<text:s/></text:p>
          </table:table-cell>
          <table:table-cell office:value-type="float" office:value="105304" table:style-name="ce7">
            <text:p><text:s/>105,304<text:s/></text:p>
          </table:table-cell>
          <table:table-cell office:value-type="float" office:value="285085" table:style-name="ce7">
            <text:p><text:s/>285,085<text:s/></text:p>
          </table:table-cell>
          <table:table-cell office:value-type="float" office:value="136590" table:style-name="ce7">
            <text:p><text:s/>136,590<text:s/></text:p>
          </table:table-cell>
          <table:table-cell office:value-type="float" office:value="148495" table:style-name="ce11">
            <text:p>148,495</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9" table:style-name="ce7">
            <text:p><text:s/>989<text:s/></text:p>
          </table:table-cell>
          <table:table-cell office:value-type="float" office:value="105547" table:style-name="ce7">
            <text:p><text:s/>105,547<text:s/></text:p>
          </table:table-cell>
          <table:table-cell office:value-type="float" office:value="290041" table:style-name="ce7">
            <text:p><text:s/>290,041<text:s/></text:p>
          </table:table-cell>
          <table:table-cell office:value-type="float" office:value="140363" table:style-name="ce7">
            <text:p><text:s/>140,363<text:s/></text:p>
          </table:table-cell>
          <table:table-cell office:value-type="float" office:value="149678" table:style-name="ce11">
            <text:p>149,678</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6" table:style-name="ce7">
            <text:p><text:s/>826<text:s/></text:p>
          </table:table-cell>
          <table:table-cell office:value-type="float" office:value="95105" table:style-name="ce7">
            <text:p><text:s/>95,105<text:s/></text:p>
          </table:table-cell>
          <table:table-cell office:value-type="float" office:value="257016" table:style-name="ce7">
            <text:p><text:s/>257,016<text:s/></text:p>
          </table:table-cell>
          <table:table-cell office:value-type="float" office:value="124297" table:style-name="ce7">
            <text:p><text:s/>124,297<text:s/></text:p>
          </table:table-cell>
          <table:table-cell office:value-type="float" office:value="132719" table:style-name="ce11">
            <text:p>132,719</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1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1">
          <table:table-cell office:value-type="string" table:number-columns-spanned="9" table:number-rows-spanned="1" table:style-name="ce2">
            <text:p>臺北市   103 年11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61" table:style-name="ce7">
            <text:p><text:s/>9,561<text:s/></text:p>
          </table:table-cell>
          <table:table-cell office:value-type="float" office:value="9548" table:style-name="ce7">
            <text:p><text:s/>9,548<text:s/></text:p>
          </table:table-cell>
          <table:table-cell office:value-type="float" office:value="1037206" table:style-name="ce7">
            <text:p><text:s/>1,037,206<text:s/></text:p>
          </table:table-cell>
          <table:table-cell office:value-type="float" office:value="2700091" table:style-name="ce11">
            <text:p>2,700,091</text:p>
          </table:table-cell>
          <table:table-cell office:value-type="float" office:value="1294867" table:style-name="ce7">
            <text:p><text:s/>1,294,867<text:s/></text:p>
          </table:table-cell>
          <table:table-cell office:value-type="float" office:value="1405224" table:style-name="ce7">
            <text:p><text:s/>1,405,224<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117" table:style-name="ce7">
            <text:p><text:s/>80,117<text:s/></text:p>
          </table:table-cell>
          <table:table-cell office:value-type="float" office:value="210482" table:style-name="ce11">
            <text:p>210,482</text:p>
          </table:table-cell>
          <table:table-cell office:value-type="float" office:value="99452" table:style-name="ce7">
            <text:p><text:s/>99,452<text:s/></text:p>
          </table:table-cell>
          <table:table-cell office:value-type="float" office:value="111030" table:style-name="ce7">
            <text:p><text:s/>111,030<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8" table:style-name="ce7">
            <text:p><text:s/>908<text:s/></text:p>
          </table:table-cell>
          <table:table-cell office:value-type="float" office:value="89163" table:style-name="ce7">
            <text:p><text:s/>89,163<text:s/></text:p>
          </table:table-cell>
          <table:table-cell office:value-type="float" office:value="229452" table:style-name="ce9">
            <text:p><text:s/>229,452<text:s/></text:p>
          </table:table-cell>
          <table:table-cell office:value-type="float" office:value="110064" table:style-name="ce7">
            <text:p><text:s/>110,064<text:s/></text:p>
          </table:table-cell>
          <table:table-cell office:value-type="float" office:value="119388" table:style-name="ce11">
            <text:p>119,388</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5" table:style-name="ce7">
            <text:p><text:s/>1,025<text:s/></text:p>
          </table:table-cell>
          <table:table-cell office:value-type="float" office:value="1024" table:style-name="ce7">
            <text:p><text:s/>1,024<text:s/></text:p>
          </table:table-cell>
          <table:table-cell office:value-type="float" office:value="120196" table:style-name="ce7">
            <text:p><text:s/>120,196<text:s/></text:p>
          </table:table-cell>
          <table:table-cell office:value-type="float" office:value="313487" table:style-name="ce9">
            <text:p><text:s/>313,487<text:s/></text:p>
          </table:table-cell>
          <table:table-cell office:value-type="float" office:value="146837" table:style-name="ce7">
            <text:p><text:s/>146,837<text:s/></text:p>
          </table:table-cell>
          <table:table-cell office:value-type="float" office:value="166650" table:style-name="ce11">
            <text:p>166,650</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8" table:style-name="ce7">
            <text:p><text:s/>868<text:s/></text:p>
          </table:table-cell>
          <table:table-cell office:value-type="float" office:value="98288" table:style-name="ce7">
            <text:p><text:s/>98,288<text:s/></text:p>
          </table:table-cell>
          <table:table-cell office:value-type="float" office:value="230272" table:style-name="ce9">
            <text:p><text:s/>230,272<text:s/></text:p>
          </table:table-cell>
          <table:table-cell office:value-type="float" office:value="107598" table:style-name="ce7">
            <text:p><text:s/>107,598<text:s/></text:p>
          </table:table-cell>
          <table:table-cell office:value-type="float" office:value="122674" table:style-name="ce11">
            <text:p>122,674</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5112" table:style-name="ce7">
            <text:p><text:s/>65,112<text:s/></text:p>
          </table:table-cell>
          <table:table-cell office:value-type="float" office:value="163477" table:style-name="ce9">
            <text:p><text:s/>163,477<text:s/></text:p>
          </table:table-cell>
          <table:table-cell office:value-type="float" office:value="78232" table:style-name="ce7">
            <text:p><text:s/>78,232<text:s/></text:p>
          </table:table-cell>
          <table:table-cell office:value-type="float" office:value="85245" table:style-name="ce11">
            <text:p>85,245</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1178" table:style-name="ce7">
            <text:p><text:s/>51,178<text:s/></text:p>
          </table:table-cell>
          <table:table-cell office:value-type="float" office:value="130961" table:style-name="ce9">
            <text:p><text:s/>130,961<text:s/></text:p>
          </table:table-cell>
          <table:table-cell office:value-type="float" office:value="64054" table:style-name="ce7">
            <text:p><text:s/>64,054<text:s/></text:p>
          </table:table-cell>
          <table:table-cell office:value-type="float" office:value="66907" table:style-name="ce11">
            <text:p>66,907</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2" table:style-name="ce7">
            <text:p><text:s/>722<text:s/></text:p>
          </table:table-cell>
          <table:table-cell office:value-type="float" office:value="78132" table:style-name="ce7">
            <text:p><text:s/>78,132<text:s/></text:p>
          </table:table-cell>
          <table:table-cell office:value-type="float" office:value="194479" table:style-name="ce9">
            <text:p><text:s/>194,479<text:s/></text:p>
          </table:table-cell>
          <table:table-cell office:value-type="float" office:value="96135" table:style-name="ce7">
            <text:p><text:s/>96,135<text:s/></text:p>
          </table:table-cell>
          <table:table-cell office:value-type="float" office:value="98344" table:style-name="ce11">
            <text:p>98,344</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3224" table:style-name="ce7">
            <text:p><text:s/>103,224<text:s/></text:p>
          </table:table-cell>
          <table:table-cell office:value-type="float" office:value="273481" table:style-name="ce9">
            <text:p><text:s/>273,481<text:s/></text:p>
          </table:table-cell>
          <table:table-cell office:value-type="float" office:value="131747" table:style-name="ce7">
            <text:p><text:s/>131,747<text:s/></text:p>
          </table:table-cell>
          <table:table-cell office:value-type="float" office:value="141734" table:style-name="ce11">
            <text:p>141,734</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44" table:style-name="ce7">
            <text:p><text:s/>444<text:s/></text:p>
          </table:table-cell>
          <table:table-cell office:value-type="float" office:value="443" table:style-name="ce7">
            <text:p><text:s/>443<text:s/></text:p>
          </table:table-cell>
          <table:table-cell office:value-type="float" office:value="45813" table:style-name="ce7">
            <text:p><text:s/>45,813<text:s/></text:p>
          </table:table-cell>
          <table:table-cell office:value-type="float" office:value="121031" table:style-name="ce7">
            <text:p><text:s/>121,031<text:s/></text:p>
          </table:table-cell>
          <table:table-cell office:value-type="float" office:value="59134" table:style-name="ce7">
            <text:p><text:s/>59,134<text:s/></text:p>
          </table:table-cell>
          <table:table-cell office:value-type="float" office:value="61897" table:style-name="ce11">
            <text:p>61,897</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6" table:style-name="ce7">
            <text:p><text:s/>906<text:s/></text:p>
          </table:table-cell>
          <table:table-cell office:value-type="float" office:value="105330" table:style-name="ce7">
            <text:p><text:s/>105,330<text:s/></text:p>
          </table:table-cell>
          <table:table-cell office:value-type="float" office:value="285406" table:style-name="ce7">
            <text:p><text:s/>285,406<text:s/></text:p>
          </table:table-cell>
          <table:table-cell office:value-type="float" office:value="136728" table:style-name="ce7">
            <text:p><text:s/>136,728<text:s/></text:p>
          </table:table-cell>
          <table:table-cell office:value-type="float" office:value="148678" table:style-name="ce11">
            <text:p>148,678</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9" table:style-name="ce7">
            <text:p><text:s/>989<text:s/></text:p>
          </table:table-cell>
          <table:table-cell office:value-type="float" office:value="105554" table:style-name="ce7">
            <text:p><text:s/>105,554<text:s/></text:p>
          </table:table-cell>
          <table:table-cell office:value-type="float" office:value="290296" table:style-name="ce7">
            <text:p><text:s/>290,296<text:s/></text:p>
          </table:table-cell>
          <table:table-cell office:value-type="float" office:value="140469" table:style-name="ce7">
            <text:p><text:s/>140,469<text:s/></text:p>
          </table:table-cell>
          <table:table-cell office:value-type="float" office:value="149827" table:style-name="ce11">
            <text:p>149,827</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6" table:style-name="ce7">
            <text:p><text:s/>826<text:s/></text:p>
          </table:table-cell>
          <table:table-cell office:value-type="float" office:value="95099" table:style-name="ce7">
            <text:p><text:s/>95,099<text:s/></text:p>
          </table:table-cell>
          <table:table-cell office:value-type="float" office:value="257267" table:style-name="ce7">
            <text:p><text:s/>257,267<text:s/></text:p>
          </table:table-cell>
          <table:table-cell office:value-type="float" office:value="124417" table:style-name="ce7">
            <text:p><text:s/>124,417<text:s/></text:p>
          </table:table-cell>
          <table:table-cell office:value-type="float" office:value="132850" table:style-name="ce11">
            <text:p>132,850</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2月" table:style-name="ta1">
        <table:table-column table:style-name="co1" table:default-cell-style-name="ce1"/>
        <table:table-column table:style-name="co8" table:number-columns-repeated="4" table:default-cell-style-name="ce1"/>
        <table:table-column table:style-name="co4" table:default-cell-style-name="ce1"/>
        <table:table-column table:style-name="co6" table:default-cell-style-name="ce1"/>
        <table:table-column table:style-name="co4" table:number-columns-repeated="2" table:default-cell-style-name="ce1"/>
        <table:table-column table:style-name="co7" table:number-columns-repeated="16375" table:default-cell-style-name="ce1"/>
        <table:table-row table:style-name="ro3">
          <table:table-cell office:value-type="string" table:number-columns-spanned="9" table:number-rows-spanned="1" table:style-name="ce2">
            <text:p>臺北市   103 年12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3">
            <text:p>區別</text:p>
          </table:table-cell>
          <table:table-cell office:value-type="string" table:number-columns-spanned="2" table:number-rows-spanned="1" table:style-name="ce3">
            <text:p>里數</text:p>
          </table:table-cell>
          <table:covered-table-cell/>
          <table:table-cell office:value-type="string" table:number-columns-spanned="2" table:number-rows-spanned="1" table:style-name="ce3">
            <text:p>鄰數</text:p>
          </table:table-cell>
          <table:covered-table-cell/>
          <table:table-cell office:value-type="string" table:number-columns-spanned="1" table:number-rows-spanned="2" table:style-name="ce3">
            <text:p>戶數</text:p>
          </table:table-cell>
          <table:table-cell office:value-type="string" table:number-columns-spanned="3" table:number-rows-spanned="1" table:style-name="ce3">
            <text:p>人口數</text:p>
          </table:table-cell>
          <table:covered-table-cell table:number-columns-repeated="2"/>
          <table:table-cell table:number-columns-repeated="16375"/>
        </table:table-row>
        <table:table-row table:style-name="ro2">
          <table:covered-table-cell/>
          <table:table-cell office:value-type="string" table:style-name="ce14">
            <text:p>現有門牌</text:p>
          </table:table-cell>
          <table:table-cell office:value-type="string" table:style-name="ce5">
            <text:p>戶籍登記</text:p>
          </table:table-cell>
          <table:table-cell office:value-type="string" table:style-name="ce14">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71" table:style-name="ce7">
            <text:p><text:s/>9,571<text:s/></text:p>
          </table:table-cell>
          <table:table-cell office:value-type="float" office:value="9556" table:style-name="ce7">
            <text:p><text:s/>9,556<text:s/></text:p>
          </table:table-cell>
          <table:table-cell office:value-type="float" office:value="1037402" table:style-name="ce7">
            <text:p><text:s/>1,037,402<text:s/></text:p>
          </table:table-cell>
          <table:table-cell office:value-type="float" office:value="2702315" table:style-name="ce11">
            <text:p>2,702,315</text:p>
          </table:table-cell>
          <table:table-cell office:value-type="float" office:value="1295636" table:style-name="ce7">
            <text:p><text:s/>1,295,636<text:s/></text:p>
          </table:table-cell>
          <table:table-cell office:value-type="float" office:value="1406679" table:style-name="ce7">
            <text:p><text:s/>1,406,679<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073" table:style-name="ce7">
            <text:p><text:s/>80,073<text:s/></text:p>
          </table:table-cell>
          <table:table-cell office:value-type="float" office:value="210473" table:style-name="ce11">
            <text:p>210,473</text:p>
          </table:table-cell>
          <table:table-cell office:value-type="float" office:value="99430" table:style-name="ce7">
            <text:p><text:s/>99,430<text:s/></text:p>
          </table:table-cell>
          <table:table-cell office:value-type="float" office:value="111043" table:style-name="ce7">
            <text:p><text:s/>111,043<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11" table:style-name="ce7">
            <text:p><text:s/>911<text:s/></text:p>
          </table:table-cell>
          <table:table-cell office:value-type="float" office:value="908" table:style-name="ce7">
            <text:p><text:s/>908<text:s/></text:p>
          </table:table-cell>
          <table:table-cell office:value-type="float" office:value="89181" table:style-name="ce7">
            <text:p><text:s/>89,181<text:s/></text:p>
          </table:table-cell>
          <table:table-cell office:value-type="float" office:value="229657" table:style-name="ce9">
            <text:p><text:s/>229,657<text:s/></text:p>
          </table:table-cell>
          <table:table-cell office:value-type="float" office:value="110182" table:style-name="ce7">
            <text:p><text:s/>110,182<text:s/></text:p>
          </table:table-cell>
          <table:table-cell office:value-type="float" office:value="119475" table:style-name="ce11">
            <text:p>119,475</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5" table:style-name="ce7">
            <text:p><text:s/>1,025<text:s/></text:p>
          </table:table-cell>
          <table:table-cell office:value-type="float" office:value="1024" table:style-name="ce7">
            <text:p><text:s/>1,024<text:s/></text:p>
          </table:table-cell>
          <table:table-cell office:value-type="float" office:value="120178" table:style-name="ce7">
            <text:p><text:s/>120,178<text:s/></text:p>
          </table:table-cell>
          <table:table-cell office:value-type="float" office:value="313693" table:style-name="ce9">
            <text:p><text:s/>313,693<text:s/></text:p>
          </table:table-cell>
          <table:table-cell office:value-type="float" office:value="146903" table:style-name="ce7">
            <text:p><text:s/>146,903<text:s/></text:p>
          </table:table-cell>
          <table:table-cell office:value-type="float" office:value="166790" table:style-name="ce11">
            <text:p>166,790</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69" table:style-name="ce7">
            <text:p><text:s/>869<text:s/></text:p>
          </table:table-cell>
          <table:table-cell office:value-type="float" office:value="867" table:style-name="ce7">
            <text:p><text:s/>867<text:s/></text:p>
          </table:table-cell>
          <table:table-cell office:value-type="float" office:value="98324" table:style-name="ce7">
            <text:p><text:s/>98,324<text:s/></text:p>
          </table:table-cell>
          <table:table-cell office:value-type="float" office:value="230496" table:style-name="ce9">
            <text:p><text:s/>230,496<text:s/></text:p>
          </table:table-cell>
          <table:table-cell office:value-type="float" office:value="107664" table:style-name="ce7">
            <text:p><text:s/>107,664<text:s/></text:p>
          </table:table-cell>
          <table:table-cell office:value-type="float" office:value="122832" table:style-name="ce11">
            <text:p>122,832</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3" table:style-name="ce7">
            <text:p><text:s/>583<text:s/></text:p>
          </table:table-cell>
          <table:table-cell office:value-type="float" office:value="65087" table:style-name="ce7">
            <text:p><text:s/>65,087<text:s/></text:p>
          </table:table-cell>
          <table:table-cell office:value-type="float" office:value="163388" table:style-name="ce9">
            <text:p><text:s/>163,388<text:s/></text:p>
          </table:table-cell>
          <table:table-cell office:value-type="float" office:value="78158" table:style-name="ce7">
            <text:p><text:s/>78,158<text:s/></text:p>
          </table:table-cell>
          <table:table-cell office:value-type="float" office:value="85230" table:style-name="ce11">
            <text:p>85,230</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1164" table:style-name="ce7">
            <text:p><text:s/>51,164<text:s/></text:p>
          </table:table-cell>
          <table:table-cell office:value-type="float" office:value="130973" table:style-name="ce9">
            <text:p><text:s/>130,973<text:s/></text:p>
          </table:table-cell>
          <table:table-cell office:value-type="float" office:value="64003" table:style-name="ce7">
            <text:p><text:s/>64,003<text:s/></text:p>
          </table:table-cell>
          <table:table-cell office:value-type="float" office:value="66970" table:style-name="ce11">
            <text:p>66,970</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2" table:style-name="ce7">
            <text:p><text:s/>722<text:s/></text:p>
          </table:table-cell>
          <table:table-cell office:value-type="float" office:value="722" table:style-name="ce7">
            <text:p><text:s/>722<text:s/></text:p>
          </table:table-cell>
          <table:table-cell office:value-type="float" office:value="78157" table:style-name="ce7">
            <text:p><text:s/>78,157<text:s/></text:p>
          </table:table-cell>
          <table:table-cell office:value-type="float" office:value="194715" table:style-name="ce9">
            <text:p><text:s/>194,715<text:s/></text:p>
          </table:table-cell>
          <table:table-cell office:value-type="float" office:value="96205" table:style-name="ce7">
            <text:p><text:s/>96,205<text:s/></text:p>
          </table:table-cell>
          <table:table-cell office:value-type="float" office:value="98510" table:style-name="ce11">
            <text:p>98,510</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997" table:style-name="ce7">
            <text:p><text:s/>997<text:s/></text:p>
          </table:table-cell>
          <table:table-cell office:value-type="float" office:value="997" table:style-name="ce7">
            <text:p><text:s/>997<text:s/></text:p>
          </table:table-cell>
          <table:table-cell office:value-type="float" office:value="103299" table:style-name="ce7">
            <text:p><text:s/>103,299<text:s/></text:p>
          </table:table-cell>
          <table:table-cell office:value-type="float" office:value="273921" table:style-name="ce9">
            <text:p><text:s/>273,921<text:s/></text:p>
          </table:table-cell>
          <table:table-cell office:value-type="float" office:value="131932" table:style-name="ce7">
            <text:p><text:s/>131,932<text:s/></text:p>
          </table:table-cell>
          <table:table-cell office:value-type="float" office:value="141989" table:style-name="ce11">
            <text:p>141,989</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5863" table:style-name="ce7">
            <text:p><text:s/>45,863<text:s/></text:p>
          </table:table-cell>
          <table:table-cell office:value-type="float" office:value="121257" table:style-name="ce7">
            <text:p><text:s/>121,257<text:s/></text:p>
          </table:table-cell>
          <table:table-cell office:value-type="float" office:value="59213" table:style-name="ce7">
            <text:p><text:s/>59,213<text:s/></text:p>
          </table:table-cell>
          <table:table-cell office:value-type="float" office:value="62044" table:style-name="ce11">
            <text:p>62,044</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7" table:style-name="ce7">
            <text:p><text:s/>907<text:s/></text:p>
          </table:table-cell>
          <table:table-cell office:value-type="float" office:value="906" table:style-name="ce7">
            <text:p><text:s/>906<text:s/></text:p>
          </table:table-cell>
          <table:table-cell office:value-type="float" office:value="105416" table:style-name="ce7">
            <text:p><text:s/>105,416<text:s/></text:p>
          </table:table-cell>
          <table:table-cell office:value-type="float" office:value="285767" table:style-name="ce7">
            <text:p><text:s/>285,767<text:s/></text:p>
          </table:table-cell>
          <table:table-cell office:value-type="float" office:value="136922" table:style-name="ce7">
            <text:p><text:s/>136,922<text:s/></text:p>
          </table:table-cell>
          <table:table-cell office:value-type="float" office:value="148845" table:style-name="ce11">
            <text:p>148,845</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0" table:style-name="ce7">
            <text:p><text:s/>990<text:s/></text:p>
          </table:table-cell>
          <table:table-cell office:value-type="float" office:value="989" table:style-name="ce7">
            <text:p><text:s/>989<text:s/></text:p>
          </table:table-cell>
          <table:table-cell office:value-type="float" office:value="105568" table:style-name="ce7">
            <text:p><text:s/>105,568<text:s/></text:p>
          </table:table-cell>
          <table:table-cell office:value-type="float" office:value="290455" table:style-name="ce7">
            <text:p><text:s/>290,455<text:s/></text:p>
          </table:table-cell>
          <table:table-cell office:value-type="float" office:value="140510" table:style-name="ce7">
            <text:p><text:s/>140,510<text:s/></text:p>
          </table:table-cell>
          <table:table-cell office:value-type="float" office:value="149945" table:style-name="ce11">
            <text:p>149,945</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6" table:style-name="ce7">
            <text:p><text:s/>826<text:s/></text:p>
          </table:table-cell>
          <table:table-cell office:value-type="float" office:value="95092" table:style-name="ce7">
            <text:p><text:s/>95,092<text:s/></text:p>
          </table:table-cell>
          <table:table-cell office:value-type="float" office:value="257520" table:style-name="ce7">
            <text:p><text:s/>257,520<text:s/></text:p>
          </table:table-cell>
          <table:table-cell office:value-type="float" office:value="124514" table:style-name="ce7">
            <text:p><text:s/>124,514<text:s/></text:p>
          </table:table-cell>
          <table:table-cell office:value-type="float" office:value="133006" table:style-name="ce11">
            <text:p>133,006</text:p>
          </table:table-cell>
          <table:table-cell table:number-columns-repeated="16375"/>
        </table:table-row>
        <table:table-row table:style-name="ro1">
          <table:table-cell office:value-type="string" table:number-columns-spanned="9" table:number-rows-spanned="1" table:style-name="ce1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細明體" svg:font-family="細明體"/>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number-style style:name="N33P0">
      <number:text> </number:text>
      <number:number number:decimal-places="0" number:min-integer-digits="1" number:grouping="true">
        <number:embedded-text number:position="0"> </number:embedded-text>
      </number:number>
    </number:number-style>
    <number:number-style style:name="N33P1">
      <number:text>-</number:text>
      <number:number number:decimal-places="0" number:min-integer-digits="1" number:grouping="true">
        <number:embedded-text number:position="0"> </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1315__20998__20301__91_0_93_" style:display-name="千分位[0]" style:family="table-cell" style:data-style-name="N33"/>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grace</meta:initial-creator>
    <dc:creator>yang</dc:creator>
    <meta:creation-date>2009-02-04T06:06:23Z</meta:creation-date>
    <dc:date>2017-12-11T06:37:18Z</dc:date>
  </office:meta>
</office:document-meta>
</file>